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86" style:family="table-cell" style:parent-style-name="Default">
      <style:table-cell-properties fo:padding="0.071cm"/>
      <style:text-properties style:font-name="Ubuntu"/>
    </style:style>
    <style:style style:name="ce22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53" style:family="table-cell" style:parent-style-name="Default" style:data-style-name="N11">
      <style:table-cell-properties fo:padding="0.071cm"/>
      <style:text-properties style:font-name="Ubuntu"/>
    </style:style>
    <style:style style:name="ce259" style:family="table-cell" style:parent-style-name="Default">
      <style:text-properties style:font-name="Ubuntu"/>
    </style:style>
    <style:style style:name="ce279" style:family="table-cell" style:parent-style-name="Default" style:data-style-name="N4">
      <style:table-cell-properties fo:padding="0.071cm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272" style:family="table-cell" style:parent-style-name="Default" style:data-style-name="N10112">
      <style:table-cell-properties fo:padding="0.071cm"/>
      <style:text-properties style:font-name="Ubuntu"/>
    </style:style>
    <style:style style:name="ce38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8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90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9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9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416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1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1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42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42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42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2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32" style:family="table-cell" style:parent-style-name="Default">
      <style:table-cell-properties fo:background-color="#ffdbb6"/>
      <style:text-properties style:font-name="Ubuntu"/>
    </style:style>
    <style:style style:name="ce43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9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40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41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8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8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112">
      <style:table-cell-properties fo:padding="0.071cm"/>
      <style:text-properties fo:color="#2a6099" style:font-name="Ubuntu"/>
    </style:style>
    <style:style style:name="ce28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93" style:family="table-cell" style:parent-style-name="Default">
      <style:text-properties fo:color="#2a6099" style:font-name="Ubuntu"/>
    </style:style>
    <style:style style:name="ce29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6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2">
      <style:table-cell-properties fo:padding="0.071cm"/>
      <style:text-properties fo:color="#2a6099" style:font-name="Ubuntu"/>
    </style:style>
    <style:style style:name="ce30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0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9" style:family="table-cell" style:parent-style-name="Default">
      <style:table-cell-properties fo:padding="0.071cm"/>
      <style:text-properties fo:color="#2a6099" style:font-name="Ubuntu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1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63" style:family="table-cell" style:parent-style-name="Default" style:data-style-name="N2">
      <style:table-cell-properties fo:padding="0.071cm"/>
      <style:text-properties style:font-name="Ubuntu"/>
    </style:style>
    <style:style style:name="ce37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fo:padding="0.071cm"/>
      <style:text-properties fo:color="#355269" style:font-name="Ubuntu"/>
    </style:style>
    <style:style style:name="ce6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5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26" style:family="table-cell" style:parent-style-name="Default" style:data-style-name="N38">
      <style:table-cell-properties fo:padding="0.071cm"/>
      <style:text-properties fo:color="#355269" style:font-name="Ubuntu"/>
    </style:style>
    <style:style style:name="ce62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2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2">
      <style:table-cell-properties fo:padding="0.071cm"/>
      <style:text-properties fo:color="#355269" style:font-name="Ubuntu"/>
    </style:style>
    <style:style style:name="ce634" style:family="table-cell" style:parent-style-name="Default" style:data-style-name="N36">
      <style:table-cell-properties fo:padding="0.071cm"/>
      <style:text-properties fo:color="#355269" style:font-name="Ubuntu"/>
    </style:style>
    <style:style style:name="ce63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42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4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5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1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14" style:family="table-cell" style:parent-style-name="Default" style:data-style-name="N4">
      <style:table-cell-properties fo:padding="0.071cm"/>
      <style:text-properties fo:color="#355269" style:font-name="Ubuntu"/>
    </style:style>
    <style:style style:name="ce715" style:family="table-cell" style:parent-style-name="Default">
      <style:text-properties fo:color="#355269" style:font-name="Ubuntu"/>
    </style:style>
    <style:style style:name="ce71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6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7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2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0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1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33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3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4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2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2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4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5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5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6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23" style:family="table-cell" style:parent-style-name="Default" style:data-style-name="N114">
      <style:table-cell-properties fo:padding="0.071cm"/>
      <style:text-properties style:font-name="Ubuntu"/>
    </style:style>
    <style:style style:name="ce92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3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4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73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782" style:family="table-cell" style:parent-style-name="Default" style:data-style-name="N4">
      <style:table-cell-properties fo:padding="0.071cm"/>
      <style:text-properties style:font-name="Ubuntu"/>
    </style:style>
    <style:style style:name="ce7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785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 style:data-style-name="N10112">
      <style:table-cell-properties fo:padding="0.071cm"/>
      <style:text-properties style:font-name="Ubuntu"/>
    </style:style>
    <style:style style:name="ce787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78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7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86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6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6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871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7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79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80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881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882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88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884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85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8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887" style:family="table-cell" style:parent-style-name="Default">
      <style:table-cell-properties fo:background-color="#ffdbb6"/>
      <style:text-properties style:font-name="Ubuntu"/>
    </style:style>
    <style:style style:name="ce888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8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895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89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8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89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0112">
      <style:table-cell-properties fo:padding="0.071cm"/>
      <style:text-properties fo:color="#2a6099" style:font-name="Ubuntu"/>
    </style:style>
    <style:style style:name="ce90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0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0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106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107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08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08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108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0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09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09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0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1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11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1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2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13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113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114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4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5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115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16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16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7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175" style:family="table-cell" style:parent-style-name="Default" style:data-style-name="N114">
      <style:table-cell-properties fo:padding="0.071cm"/>
      <style:text-properties style:font-name="Ubuntu"/>
    </style:style>
    <style:style style:name="ce117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7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8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18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552"/>
        <table:table-column table:style-name="co2" table:default-cell-style-name="ce552"/>
        <table:table-column table:style-name="co3" table:default-cell-style-name="ce552"/>
        <table:table-column table:style-name="co4" table:default-cell-style-name="ce552"/>
        <table:table-column table:style-name="co5" table:default-cell-style-name="ce552"/>
        <table:table-column table:style-name="co6" table:default-cell-style-name="ce552"/>
        <table:table-column table:style-name="co7" table:default-cell-style-name="ce552"/>
        <table:table-column table:style-name="co8" table:default-cell-style-name="ce552"/>
        <table:table-column table:style-name="co9" table:default-cell-style-name="ce552"/>
        <table:table-column table:style-name="co10" table:default-cell-style-name="ce552"/>
        <table:table-column table:style-name="co11" table:default-cell-style-name="ce552"/>
        <table:table-column table:style-name="co12" table:default-cell-style-name="ce552"/>
        <table:table-column table:style-name="co13" table:default-cell-style-name="ce552"/>
        <table:table-column table:style-name="co14" table:default-cell-style-name="ce552"/>
        <table:table-column table:style-name="co15" table:number-columns-repeated="50" table:default-cell-style-name="ce778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06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2970.43" calcext:value-type="float">
            <text:p>12970.43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778" table:formula="of:=SUM([.H4:.H9])" office:value-type="float" office:value="14000" calcext:value-type="float">
            <text:p>140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9]+[.H10]" office:value-type="float" office:value="16200" calcext:value-type="float">
            <text:p>162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2013.52" calcext:value-type="float">
            <text:p>-2013.52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10]+[.H11]" office:value-type="float" office:value="18400" calcext:value-type="float">
            <text:p>184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778" table:formula="of:=[.I11]+[.H12]" office:value-type="float" office:value="20600" calcext:value-type="float">
            <text:p>20600</text:p>
          </table:table-cell>
          <table:table-cell table:style-name="ce778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7153.83" calcext:value-type="float">
            <text:p>87153.83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778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60725721405474" calcext:value-type="percentage">
            <text:p>1.61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style-name="ce559" office:value-type="float" office:value="0" calcext:value-type="float">
            <text:p>0</text:p>
          </table:table-cell>
          <table:table-cell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-2200" calcext:value-type="float">
            <text:p>-220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200" calcext:value-type="float">
            <text:p>802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ent year interest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77" calcext:value-type="float">
            <text:p>-77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3">(220 week)</text:span></text:p>
          </table:table-cell>
          <table:table-cell table:style-name="ce562" office:value-type="float" office:value="1030" calcext:value-type="float">
            <text:p>103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4*220)" office:value-type="float" office:value="150" calcext:value-type="float">
            <text:p>15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69.83" calcext:value-type="float">
            <text:p>69.83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table:formula="of:=475" office:value-type="float" office:value="475" calcext:value-type="float">
            <text:p>475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21" calcext:value-type="float">
            <text:p>21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30" calcext:value-type="float">
            <text:p>-3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number-columns-repeated="2"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749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782"/>
          <table:table-cell table:number-columns-repeated="2"/>
          <table:table-cell table:style-name="ce782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77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786"/>
        <table:table-column table:style-name="co15" table:number-columns-repeated="4" table:default-cell-style-name="ce778"/>
        <table:table-column table:style-name="co17" table:default-cell-style-name="ce552"/>
        <table:table-column table:style-name="co14" table:default-cell-style-name="ce552"/>
        <table:table-column table:style-name="co15" table:number-columns-repeated="57" table:default-cell-style-name="ce778"/>
        <table:table-row table:style-name="ro1">
          <table:table-cell table:style-name="ce783" office:value-type="string" calcext:value-type="string">
            <text:p>Capital One</text:p>
          </table:table-cell>
          <table:table-cell table:style-name="ce787" table:number-columns-repeated="2"/>
          <table:table-cell table:style-name="ce787" office:value-type="float" office:value="-1401.85" calcext:value-type="float">
            <text:p>-1401.85</text:p>
          </table:table-cell>
          <table:table-cell table:style-name="ce793"/>
          <table:table-cell table:number-columns-repeated="59"/>
        </table:table-row>
        <table:table-row table:style-name="ro1">
          <table:table-cell table:style-name="ce784" office:value-type="date" office:date-value="2020-04-03" calcext:value-type="date">
            <text:p>03-Apr</text:p>
          </table:table-cell>
          <table:table-cell table:style-name="ce788" office:value-type="float" office:value="37.96" calcext:value-type="float">
            <text:p>37.96</text:p>
          </table:table-cell>
          <table:table-cell table:style-name="ce788"/>
          <table:table-cell table:style-name="ce789" table:formula="of:=[.D1]-[.B2]+[.C2]" office:value-type="float" office:value="-1439.81" calcext:value-type="float">
            <text:p>-1439.81</text:p>
          </table:table-cell>
          <table:table-cell table:style-name="ce789" office:value-type="string" calcext:value-type="string">
            <text:p>mg</text:p>
          </table:table-cell>
          <table:table-cell table:style-name="ce867" office:value-type="string" calcext:value-type="string">
            <text:p>No.:</text:p>
          </table:table-cell>
          <table:table-cell table:style-name="ce872" office:value-type="string" calcext:value-type="string">
            <text:p>5312 0088 4657 1573</text:p>
          </table:table-cell>
          <table:table-cell table:style-name="ce867"/>
          <table:table-cell table:style-name="ce889"/>
          <table:table-cell/>
          <table:table-cell table:style-name="ce786"/>
          <table:table-cell table:number-columns-repeated="53"/>
        </table:table-row>
        <table:table-row table:style-name="ro1">
          <table:table-cell table:style-name="ce784" office:value-type="date" office:date-value="2020-04-03" calcext:value-type="date">
            <text:p>03-Apr</text:p>
          </table:table-cell>
          <table:table-cell table:style-name="ce789" office:value-type="float" office:value="10.27" calcext:value-type="float">
            <text:p>10.27</text:p>
          </table:table-cell>
          <table:table-cell table:style-name="ce789"/>
          <table:table-cell table:style-name="ce789" table:formula="of:=[.D2]-[.B3]+[.C3]" office:value-type="float" office:value="-1450.08" calcext:value-type="float">
            <text:p>-1450.08</text:p>
          </table:table-cell>
          <table:table-cell table:style-name="ce789" office:value-type="string" calcext:value-type="string">
            <text:p>cash</text:p>
          </table:table-cell>
          <table:table-cell table:style-name="ce868" office:value-type="string" calcext:value-type="string">
            <text:p>No.:</text:p>
          </table:table-cell>
          <table:table-cell table:style-name="ce873" office:value-type="string" calcext:value-type="string">
            <text:p>5312008846571573</text:p>
          </table:table-cell>
          <table:table-cell table:style-name="ce868"/>
          <table:table-cell table:style-name="ce89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784" office:value-type="date" office:date-value="2020-04-03" calcext:value-type="date">
            <text:p>03-Apr</text:p>
          </table:table-cell>
          <table:table-cell table:style-name="ce789" office:value-type="float" office:value="10.61" calcext:value-type="float">
            <text:p>10.61</text:p>
          </table:table-cell>
          <table:table-cell table:style-name="ce789"/>
          <table:table-cell table:style-name="ce789" table:formula="of:=[.D3]-[.B4]+[.C4]" office:value-type="float" office:value="-1460.69" calcext:value-type="float">
            <text:p>-1460.69</text:p>
          </table:table-cell>
          <table:table-cell table:style-name="ce789" office:value-type="string" calcext:value-type="string">
            <text:p>mg</text:p>
          </table:table-cell>
          <table:table-cell table:style-name="ce868" office:value-type="string" calcext:value-type="string">
            <text:p>Type:</text:p>
          </table:table-cell>
          <table:table-cell table:style-name="ce868" office:value-type="string" calcext:value-type="string">
            <text:p>MasterCard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 office:value-type="date" office:date-value="2020-04-03" calcext:value-type="date">
            <text:p>03-Apr</text:p>
          </table:table-cell>
          <table:table-cell table:style-name="ce789" office:value-type="float" office:value="10.05" calcext:value-type="float">
            <text:p>10.05</text:p>
          </table:table-cell>
          <table:table-cell table:style-name="ce789"/>
          <table:table-cell table:style-name="ce789" table:formula="of:=[.D4]-[.B5]+[.C5]" office:value-type="float" office:value="-1470.74" calcext:value-type="float">
            <text:p>-1470.74</text:p>
          </table:table-cell>
          <table:table-cell table:style-name="ce789" office:value-type="string" calcext:value-type="string">
            <text:p>mg</text:p>
          </table:table-cell>
          <table:table-cell table:style-name="ce868" office:value-type="string" calcext:value-type="string">
            <text:p><text:s/></text:p>
          </table:table-cell>
          <table:table-cell table:style-name="ce873" office:value-type="string" calcext:value-type="string">
            <text:p>MARK R GADSBY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office:value-type="float" office:value="507.36" calcext:value-type="float">
            <text:p>507.36</text:p>
          </table:table-cell>
          <table:table-cell table:style-name="ce789"/>
          <table:table-cell table:style-name="ce789" table:formula="of:=[.D5]-[.B6]+[.C6]" office:value-type="float" office:value="-1978.1" calcext:value-type="float">
            <text:p>-1978.1</text:p>
          </table:table-cell>
          <table:table-cell table:style-name="ce789" office:value-type="string" calcext:value-type="string">
            <text:p>bills</text:p>
          </table:table-cell>
          <table:table-cell table:style-name="ce868" office:value-type="string" calcext:value-type="string">
            <text:p>From:</text:p>
          </table:table-cell>
          <table:table-cell table:style-name="ce874" office:value-type="string" calcext:value-type="string">
            <text:p>8/19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office:value-type="float" office:value="16.59" calcext:value-type="float">
            <text:p>16.59</text:p>
          </table:table-cell>
          <table:table-cell table:style-name="ce789"/>
          <table:table-cell table:style-name="ce791" table:formula="of:=[.D6]-[.B7]+[.C7]" office:value-type="float" office:value="-1994.69" calcext:value-type="float">
            <text:p>-1994.69</text:p>
          </table:table-cell>
          <table:table-cell table:style-name="ce789"/>
          <table:table-cell table:style-name="ce868" office:value-type="string" calcext:value-type="string">
            <text:p>To:</text:p>
          </table:table-cell>
          <table:table-cell table:style-name="ce874" office:value-type="string" calcext:value-type="string">
            <text:p>9/23</text:p>
          </table:table-cell>
          <table:table-cell table:style-name="ce868"/>
          <table:table-cell table:style-name="ce891"/>
          <table:table-cell table:number-columns-repeated="55"/>
        </table:table-row>
        <table:table-row table:style-name="ro1">
          <table:table-cell table:style-name="ce784"/>
          <table:table-cell table:style-name="ce789" office:value-type="float" office:value="18.83" calcext:value-type="float">
            <text:p>18.83</text:p>
          </table:table-cell>
          <table:table-cell table:style-name="ce789"/>
          <table:table-cell table:style-name="ce789" table:formula="of:=[.D7]-[.B8]+[.C8]" office:value-type="float" office:value="-2013.52" calcext:value-type="float">
            <text:p>-2013.52</text:p>
          </table:table-cell>
          <table:table-cell table:style-name="ce789"/>
          <table:table-cell table:style-name="ce868" office:value-type="string" calcext:value-type="string">
            <text:p>secure code</text:p>
          </table:table-cell>
          <table:table-cell table:style-name="ce875" office:value-type="string" calcext:value-type="string">
            <text:p>Florence98111</text:p>
          </table:table-cell>
          <table:table-cell table:style-name="ce876"/>
          <table:table-cell table:style-name="ce892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8]-[.B9]+[.C9]" office:value-type="float" office:value="-2013.52" calcext:value-type="float">
            <text:p>-2013.52</text:p>
          </table:table-cell>
          <table:table-cell table:style-name="ce789"/>
          <table:table-cell table:style-name="ce868" office:value-type="string" calcext:value-type="string">
            <text:p>user id</text:p>
          </table:table-cell>
          <table:table-cell table:style-name="ce876" office:value-type="string" calcext:value-type="string">
            <text:p>MARKGADSBY</text:p>
          </table:table-cell>
          <table:table-cell table:style-name="ce876"/>
          <table:table-cell table:style-name="ce892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9]-[.B10]+[.C10]" office:value-type="float" office:value="-2013.52" calcext:value-type="float">
            <text:p>-2013.52</text:p>
          </table:table-cell>
          <table:table-cell table:style-name="ce789"/>
          <table:table-cell table:style-name="ce869" table:number-columns-repeated="3"/>
          <table:table-cell table:style-name="ce893"/>
          <table:table-cell table:number-columns-repeated="55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0]-[.B11]+[.C11]" office:value-type="float" office:value="-2013.52" calcext:value-type="float">
            <text:p>-2013.52</text:p>
          </table:table-cell>
          <table:table-cell table:style-name="ce789"/>
          <table:table-cell table:style-name="ce870"/>
          <table:table-cell table:number-columns-repeated="58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1]-[.B12]+[.C12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2]-[.B13]+[.C13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77" office:value-type="string" calcext:value-type="string">
            <text:p>New Card:</text:p>
          </table:table-cell>
          <table:table-cell table:style-name="ce883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3]-[.B14]+[.C14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78" office:value-type="string" calcext:value-type="string">
            <text:p>Update Oysters</text:p>
          </table:table-cell>
          <table:table-cell table:style-name="ce884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4]-[.B15]+[.C15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79" office:value-type="string" calcext:value-type="string">
            <text:p>Update Film Club</text:p>
          </table:table-cell>
          <table:table-cell table:style-name="ce885"/>
          <table:table-cell table:number-columns-repeated="56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5]-[.B16]+[.C16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6]-[.B17]+[.C17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7]-[.B18]+[.C18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8]-[.B19]+[.C19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0" office:value-type="string" calcext:value-type="string">
            <text:p>CPC </text:p>
          </table:table-cell>
          <table:table-cell table:style-name="ce886" office:value-type="string" calcext:value-type="string">
            <text:p>MarkGadsby</text:p>
          </table:table-cell>
          <table:table-cell table:style-name="ce886"/>
          <table:table-cell table:style-name="ce886" office:value-type="string" calcext:value-type="string">
            <text:p>Florence98?</text:p>
          </table:table-cell>
          <table:table-cell table:style-name="ce894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19]-[.B20]+[.C20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0]-[.B21]+[.C21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1]-[.B22]+[.C22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2]-[.B23]+[.C23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1"/>
          <table:table-cell table:style-name="ce887" table:number-columns-repeated="3"/>
          <table:table-cell table:style-name="ce895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3]-[.B24]+[.C24]" office:value-type="float" office:value="-2013.52" calcext:value-type="float">
            <text:p>-2013.52</text:p>
          </table:table-cell>
          <table:table-cell table:style-name="ce865"/>
          <table:table-cell/>
          <table:table-cell table:style-name="ce882"/>
          <table:table-cell table:style-name="ce888" table:number-columns-repeated="3"/>
          <table:table-cell table:style-name="ce896"/>
          <table:table-cell table:number-columns-repeated="53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4]-[.B25]+[.C25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5]-[.B26]+[.C26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6]-[.B27]+[.C27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7]-[.B28]+[.C28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8]-[.B29]+[.C29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29]-[.B30]+[.C30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0]-[.B31]+[.C31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1]-[.B32]+[.C32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2]-[.B33]+[.C33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3]-[.B34]+[.C34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4]-[.B35]+[.C35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5]-[.B36]+[.C36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3">
          <table:table-cell table:style-name="ce784"/>
          <table:table-cell table:style-name="ce789" table:number-columns-repeated="2"/>
          <table:table-cell table:style-name="ce789" table:formula="of:=[.D36]-[.B37]+[.C37]" office:value-type="float" office:value="-2013.52" calcext:value-type="float">
            <text:p>-2013.52</text:p>
          </table:table-cell>
          <table:table-cell table:style-name="ce865"/>
          <table:table-cell table:style-name="ce871"/>
          <table:table-cell table:number-columns-repeated="58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7]-[.B38]+[.C38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8]-[.B39]+[.C39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39]-[.B40]+[.C40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0]-[.B41]+[.C41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1]-[.B42]+[.C42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2]-[.B43]+[.C43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4"/>
          <table:table-cell table:style-name="ce789" table:number-columns-repeated="2"/>
          <table:table-cell table:style-name="ce789" table:formula="of:=[.D43]-[.B44]+[.C44]" office:value-type="float" office:value="-2013.52" calcext:value-type="float">
            <text:p>-2013.52</text:p>
          </table:table-cell>
          <table:table-cell table:style-name="ce865"/>
          <table:table-cell table:number-columns-repeated="59"/>
        </table:table-row>
        <table:table-row table:style-name="ro1">
          <table:table-cell table:style-name="ce785" office:value-type="string" calcext:value-type="string">
            <text:p>Total</text:p>
          </table:table-cell>
          <table:table-cell table:style-name="ce790" table:number-columns-repeated="2"/>
          <table:table-cell table:style-name="ce792" table:formula="of:=[.D44]-[.B45]+[.C45]" office:value-type="float" office:value="-2013.52" calcext:value-type="float">
            <text:p>-2013.52</text:p>
          </table:table-cell>
          <table:table-cell table:style-name="ce866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786"/>
        <table:table-column table:style-name="co15" table:number-columns-repeated="2" table:default-cell-style-name="ce778"/>
        <table:table-column table:style-name="co18" table:default-cell-style-name="ce945"/>
        <table:table-column table:style-name="co19" table:default-cell-style-name="ce552"/>
        <table:table-column table:style-name="co14" table:default-cell-style-name="ce552"/>
        <table:table-column table:style-name="co20" table:default-cell-style-name="ce552"/>
        <table:table-column table:style-name="co21" table:default-cell-style-name="ce552"/>
        <table:table-column table:style-name="co15" table:number-columns-repeated="56" table:default-cell-style-name="ce778"/>
        <table:table-row table:style-name="ro1">
          <table:table-cell table:style-name="ce897" office:value-type="string" calcext:value-type="string">
            <text:p>SMILE</text:p>
          </table:table-cell>
          <table:table-cell table:style-name="ce905" table:number-columns-repeated="2"/>
          <table:table-cell table:style-name="ce938" office:value-type="float" office:value="13032.43" calcext:value-type="float">
            <text:p>13032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 office:value-type="date" office:date-value="20220-04-03" calcext:value-type="date">
            <text:p>03-Apr</text:p>
          </table:table-cell>
          <table:table-cell table:style-name="ce906" office:value-type="float" office:value="57" calcext:value-type="float">
            <text:p>57</text:p>
          </table:table-cell>
          <table:table-cell table:style-name="ce906"/>
          <table:table-cell table:style-name="ce939" table:formula="of:=[.D1]-[.B2]+[.C2]" office:value-type="float" office:value="12975.43" calcext:value-type="float">
            <text:p>12975.43</text:p>
          </table:table-cell>
          <table:table-cell table:style-name="ce906" office:value-type="string" calcext:value-type="string">
            <text:p>bills</text:p>
          </table:table-cell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898" office:value-type="date" office:date-value="20220-04-03" calcext:value-type="date">
            <text:p>03-Apr</text:p>
          </table:table-cell>
          <table:table-cell table:style-name="ce906" office:value-type="float" office:value="5" calcext:value-type="float">
            <text:p>5</text:p>
          </table:table-cell>
          <table:table-cell table:style-name="ce906"/>
          <table:table-cell table:style-name="ce939" table:formula="of:=[.D2]-[.B3]+[.C3]" office:value-type="float" office:value="12970.43" calcext:value-type="float">
            <text:p>12970.43</text:p>
          </table:table-cell>
          <table:table-cell table:style-name="ce906" office:value-type="string" calcext:value-type="string">
            <text:p>cash</text:p>
          </table:table-cell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]-[.B4]+[.C4]" office:value-type="float" office:value="12970.43" calcext:value-type="float">
            <text:p>12970.43</text:p>
          </table:table-cell>
          <table:table-cell table:style-name="ce906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]-[.B5]+[.C5]" office:value-type="float" office:value="12970.43" calcext:value-type="float">
            <text:p>12970.43</text:p>
          </table:table-cell>
          <table:table-cell table:style-name="ce906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5]-[.B6]+[.C6]" office:value-type="float" office:value="12970.43" calcext:value-type="float">
            <text:p>12970.43</text:p>
          </table:table-cell>
          <table:table-cell table:style-name="ce906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6]-[.B7]+[.C7]" office:value-type="float" office:value="12970.43" calcext:value-type="float">
            <text:p>12970.43</text:p>
          </table:table-cell>
          <table:table-cell table:style-name="ce906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7]-[.B8]+[.C8]" office:value-type="float" office:value="12970.43" calcext:value-type="float">
            <text:p>12970.43</text:p>
          </table:table-cell>
          <table:table-cell table:style-name="ce906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8]-[.B9]+[.C9]" office:value-type="float" office:value="12970.43" calcext:value-type="float">
            <text:p>12970.43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9]-[.B10]+[.C10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0]-[.B11]+[.C11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1]-[.B12]+[.C12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782"/>
          <table:table-cell table:number-columns-repeated="57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2]-[.B13]+[.C13]" office:value-type="float" office:value="12970.43" calcext:value-type="float">
            <text:p>12970.43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3]-[.B14]+[.C14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45"/>
          <table:table-cell table:style-name="ce782"/>
          <table:table-cell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4]-[.B15]+[.C15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5]-[.B16]+[.C16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5"/>
          <table:table-cell table:style-name="ce945"/>
          <table:table-cell/>
          <table:table-cell table:style-name="ce78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6]-[.B17]+[.C17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5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7]-[.B18]+[.C18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3"/>
          <table:table-cell table:style-name="ce967"/>
          <table:table-cell table:number-columns-repeated="54"/>
        </table:table-row>
        <table:table-row table:style-name="ro4">
          <table:table-cell table:style-name="ce898"/>
          <table:table-cell table:style-name="ce906" table:number-columns-repeated="2"/>
          <table:table-cell table:style-name="ce939" table:formula="of:=[.D18]-[.B19]+[.C19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963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19]-[.B20]+[.C20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6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0]-[.B21]+[.C21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7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9"/>
          <table:table-cell table:style-name="ce906" table:number-columns-repeated="2"/>
          <table:table-cell table:style-name="ce939" table:formula="of:=[.D21]-[.B22]+[.C22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Default"/>
          <table:table-cell/>
          <table:table-cell table:style-name="ce963"/>
          <table:table-cell table:number-columns-repeated="55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2]-[.B23]+[.C23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8" table:number-columns-repeated="4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3]-[.B24]+[.C24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45"/>
          <table:table-cell table:style-name="ce963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4]-[.B25]+[.C25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59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5]-[.B26]+[.C26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/>
          <table:table-cell table:style-name="ce967"/>
          <table:table-cell table:style-name="ce963"/>
          <table:table-cell table:style-name="ce945"/>
          <table:table-cell table:number-columns-repeated="53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6]-[.B27]+[.C27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7]-[.B28]+[.C28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8]-[.B29]+[.C29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29]-[.B30]+[.C30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0]-[.B31]+[.C31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1]-[.B32]+[.C32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2]-[.B33]+[.C33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2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3]-[.B34]+[.C34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4]-[.B35]+[.C35]" office:value-type="float" office:value="12970.43" calcext:value-type="float">
            <text:p>12970.43</text:p>
          </table:table-cell>
          <table:table-cell table:style-name="ce946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5]-[.B36]+[.C36]" office:value-type="float" office:value="12970.43" calcext:value-type="float">
            <text:p>12970.43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6]-[.B37]+[.C37]" office:value-type="float" office:value="12970.43" calcext:value-type="float">
            <text:p>12970.43</text:p>
          </table:table-cell>
          <table:table-cell table:style-name="ce946"/>
          <table:table-cell/>
          <table:table-cell table:style-name="ce960"/>
          <table:table-cell table:style-name="ce963"/>
          <table:table-cell table:number-columns-repeated="56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7]-[.B38]+[.C38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8]-[.B39]+[.C39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39]-[.B40]+[.C40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0]-[.B41]+[.C41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1]-[.B42]+[.C42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2]-[.B43]+[.C43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898"/>
          <table:table-cell table:style-name="ce906" table:number-columns-repeated="2"/>
          <table:table-cell table:style-name="ce939" table:formula="of:=[.D43]-[.B44]+[.C44]" office:value-type="float" office:value="12970.43" calcext:value-type="float">
            <text:p>12970.43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00" office:value-type="string" calcext:value-type="string">
            <text:p>Total</text:p>
          </table:table-cell>
          <table:table-cell table:style-name="ce907" table:number-columns-repeated="2"/>
          <table:table-cell table:style-name="ce940" table:formula="of:=[.D44]-[.B45]+[.C45]" office:value-type="float" office:value="12970.43" calcext:value-type="float">
            <text:p>12970.43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01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02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03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04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974"/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86"/>
        <table:table-column table:style-name="co27" table:default-cell-style-name="ce974"/>
        <table:table-column table:style-name="co28" table:default-cell-style-name="ce986"/>
        <table:table-column table:style-name="co11" table:default-cell-style-name="ce986"/>
        <table:table-column table:style-name="co29" table:default-cell-style-name="ce986"/>
        <table:table-column table:style-name="co3" table:default-cell-style-name="ce974"/>
        <table:table-column table:style-name="co15" table:default-cell-style-name="ce1034"/>
        <table:table-column table:style-name="co30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1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0725721405474" calcext:value-type="percentage">
            <text:p>1.61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5700" calcext:value-type="float">
            <text:p>£55,70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8200" calcext:value-type="float">
            <text:p>£58,20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60700" calcext:value-type="float">
            <text:p>£60,70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3200" calcext:value-type="float">
            <text:p>£63,20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5700" calcext:value-type="float">
            <text:p>£65,70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8200" calcext:value-type="float">
            <text:p>£68,2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8200" calcext:value-type="float">
            <text:p>£68,2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591.61058360639" calcext:value-type="float">
            <text:p>4591.61</text:p>
          </table:table-cell>
          <table:table-cell table:style-name="ce1002" table:formula="of:=([.E31])+[.M15]+[.M5]" office:value-type="float" office:value="317066.864062836" calcext:value-type="float">
            <text:p>317,067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70200" calcext:value-type="float">
            <text:p>£70,20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72200" calcext:value-type="float">
            <text:p>£72,20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4200" calcext:value-type="float">
            <text:p>£74,20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7958.8105836064" calcext:value-type="float">
            <text:p>17958.81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6200" calcext:value-type="float">
            <text:p>£76,20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072572140547" calcext:value-type="percentage">
            <text:p>116.07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8200" calcext:value-type="float">
            <text:p>£78,20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803.7533135736" calcext:value-type="float">
            <text:p>15803.75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3753.74877935" calcext:value-type="float">
            <text:p>243753.75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80200" calcext:value-type="float">
            <text:p>£80,20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818.66" calcext:value-type="float">
            <text:p>2818.6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82200" calcext:value-type="float">
            <text:p>£82,20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3753.74877935" calcext:value-type="float">
            <text:p>243,754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4200" calcext:value-type="float">
            <text:p>£84,20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2985.0933135736" calcext:value-type="float">
            <text:p>12985.09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6200" calcext:value-type="float">
            <text:p>£86,20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49.713332953339" calcext:value-type="float">
            <text:p>249.71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8200" calcext:value-type="float">
            <text:p>£88,20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8200" calcext:value-type="float">
            <text:p>£88,20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3400" calcext:value-type="float">
            <text:p>£83,40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91940.4525165217" calcext:value-type="float">
            <text:p>£91,940.45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5418.172072228" calcext:value-type="float">
            <text:p>£105,418.17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9112.5132477835" calcext:value-type="float">
            <text:p>£89,112.51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2544.780545584" calcext:value-type="float">
            <text:p>£102,544.78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80192.9389285395" calcext:value-type="float">
            <text:p>£80,192.94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7481.845724631" calcext:value-type="float">
            <text:p>£87,481.85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4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4887.9040010283" calcext:value-type="float">
            <text:p>£64,887.9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71930.8195191338" calcext:value-type="float">
            <text:p>£71,930.82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9086.9328049837" calcext:value-type="float">
            <text:p>£49,086.93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5875.88607365" calcext:value-type="float">
            <text:p>£55,875.89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2773.9552834858" calcext:value-type="float">
            <text:p>£62,773.96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9782.8942083271" calcext:value-type="float">
            <text:p>£69,782.89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6904.4848096666" calcext:value-type="float">
            <text:p>£76,904.48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4140.5376897016" calcext:value-type="float">
            <text:p>£84,140.54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763.31855216681" calcext:value-type="float">
            <text:p>4763.32</text:p>
          </table:table-cell>
          <table:table-cell table:style-name="ce1002" table:formula="of:=[.E34]+[.M15]+[.M5]" office:value-type="float" office:value="338433.446469051" calcext:value-type="float">
            <text:p>338,433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762.3725521668" calcext:value-type="float">
            <text:p>19762.37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6995.6403948635" calcext:value-type="float">
            <text:p>16995.64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818.66" calcext:value-type="float">
            <text:p>2818.6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176.9803948635" calcext:value-type="float">
            <text:p>14176.98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2.634238362759" calcext:value-type="float">
            <text:p>272.63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786"/>
        <table:table-column table:style-name="co20" table:default-cell-style-name="ce552"/>
        <table:table-column table:style-name="co15" table:default-cell-style-name="ce778"/>
        <table:table-column table:style-name="co14" table:default-cell-style-name="ce552"/>
        <table:table-column table:style-name="co32" table:default-cell-style-name="ce552"/>
        <table:table-column table:style-name="co17" table:number-columns-repeated="2" table:default-cell-style-name="ce552"/>
        <table:table-column table:style-name="co9" table:default-cell-style-name="ce552"/>
        <table:table-column table:style-name="co15" table:default-cell-style-name="ce778"/>
        <table:table-column table:style-name="co33" table:default-cell-style-name="ce945"/>
        <table:table-column table:style-name="co34" table:default-cell-style-name="ce552"/>
        <table:table-column table:style-name="co21" table:default-cell-style-name="ce552"/>
        <table:table-column table:style-name="co12" table:default-cell-style-name="ce552"/>
        <table:table-column table:style-name="co35" table:default-cell-style-name="ce552"/>
        <table:table-column table:style-name="co3" table:default-cell-style-name="ce552"/>
        <table:table-column table:style-name="co36" table:default-cell-style-name="ce552"/>
        <table:table-column table:style-name="co21" table:default-cell-style-name="ce552"/>
        <table:table-column table:style-name="co2" table:default-cell-style-name="ce552"/>
        <table:table-column table:style-name="co18" table:default-cell-style-name="ce552"/>
        <table:table-column table:style-name="co19" table:default-cell-style-name="ce552"/>
        <table:table-column table:style-name="co15" table:number-columns-repeated="2" table:default-cell-style-name="ce778"/>
        <table:table-column table:style-name="co37" table:default-cell-style-name="ce552"/>
        <table:table-column table:style-name="co15" table:number-columns-repeated="41" table:default-cell-style-name="ce778"/>
        <table:table-row table:style-name="ro1">
          <table:table-cell table:style-name="ce1065" office:value-type="float" office:value="13892603" calcext:value-type="float">
            <text:p>13892603</text:p>
          </table:table-cell>
          <table:table-cell table:style-name="ce1075" office:value-type="string" calcext:value-type="string">
            <text:p>20 32 53</text:p>
          </table:table-cell>
          <table:table-cell table:style-name="ce1075"/>
          <table:table-cell table:style-name="ce1075" office:value-type="string" calcext:value-type="string">
            <text:p>ZB19333E7EFCAF1</text:p>
          </table:table-cell>
          <table:table-cell table:style-name="ce1094"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552"/>
          <table:table-cell table:style-name="ce1099" office:value-type="string" calcext:value-type="string">
            <text:p>Nationwide Flex Account</text:p>
          </table:table-cell>
          <table:table-cell table:style-name="ce1112"/>
          <table:table-cell table:style-name="ce1144" table:number-columns-repeated="2"/>
          <table:table-cell table:style-name="ce1127"/>
          <table:table-cell table:number-columns-repeated="49"/>
        </table:table-row>
        <table:table-row table:style-name="ro1">
          <table:table-cell table:style-name="ce1066"/>
          <table:table-cell table:style-name="ce1076" table:number-columns-repeated="3"/>
          <table:table-cell table:style-name="ce1095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41</text:p>
          </table:table-cell>
          <table:table-cell table:style-name="ce749"/>
          <table:table-cell table:style-name="ce552"/>
          <table:table-cell table:style-name="ce1100" office:value-type="string" calcext:value-type="string">
            <text:p>MR MR GADSBY</text:p>
          </table:table-cell>
          <table:table-cell table:style-name="ce873" table:number-columns-repeated="3"/>
          <table:table-cell table:style-name="ce1153"/>
          <table:table-cell table:number-columns-repeated="49"/>
        </table:table-row>
        <table:table-row table:style-name="ro1">
          <table:table-cell table:style-name="ce1066" office:value-type="date" office:date-value="2019-11-30" calcext:value-type="date">
            <text:p>30-Nov</text:p>
          </table:table-cell>
          <table:table-cell table:style-name="ce1077"/>
          <table:table-cell table:style-name="ce1076"/>
          <table:table-cell table:style-name="ce1087" office:value-type="float" office:value="60000" calcext:value-type="float">
            <text:p>60000</text:p>
          </table:table-cell>
          <table:table-cell table:style-name="ce1095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1126"/>
          <table:table-cell table:style-name="ce552"/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3" office:value-type="string" calcext:value-type="string">
            <text:p>03153328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/>
          <table:table-cell table:style-name="ce1084" table:number-columns-repeated="2"/>
          <table:table-cell table:style-name="ce749"/>
          <table:table-cell table:style-name="ce552"/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1 16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06" calcext:value-type="date">
            <text:p>06-Sep</text:p>
          </table:table-cell>
          <table:table-cell table:style-name="ce1084" table:number-columns-repeated="2"/>
          <table:table-cell table:style-name="ce749" office:value-type="float" office:value="7874.28" calcext:value-type="float">
            <text:p>7874.28</text:p>
          </table:table-cell>
          <table:table-cell table:style-name="ce552"/>
          <table:table-cell table:style-name="ce1101" office:value-type="string" calcext:value-type="string">
            <text:p>Card Number:</text:p>
          </table:table-cell>
          <table:table-cell table:style-name="ce1115"/>
          <table:table-cell table:style-name="ce873" office:value-type="string" calcext:value-type="string">
            <text:p>4543 1338 9410 7429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16" calcext:value-type="date">
            <text:p>16-Sep</text:p>
          </table:table-cell>
          <table:table-cell table:style-name="ce1084" office:value-type="float" office:value="6000" calcext:value-type="float">
            <text:p>6000</text:p>
          </table:table-cell>
          <table:table-cell table:style-name="ce1084" office:value-type="float" office:value="82.8" calcext:value-type="float">
            <text:p>82.8</text:p>
          </table:table-cell>
          <table:table-cell table:style-name="ce749" table:formula="of:=[.I5]-[.G6]+[.H6]" office:value-type="float" office:value="1957.08" calcext:value-type="float">
            <text:p>1957.08</text:p>
          </table:table-cell>
          <table:table-cell table:style-name="ce552"/>
          <table:table-cell table:style-name="ce1101" office:value-type="string" calcext:value-type="string">
            <text:p>From </text:p>
          </table:table-cell>
          <table:table-cell table:style-name="ce1114"/>
          <table:table-cell table:style-name="ce1145" office:value-type="string" calcext:value-type="string">
            <text:p>07/08</text:p>
          </table:table-cell>
          <table:table-cell table:style-name="ce1123"/>
          <table:table-cell table:style-name="ce890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6]+28" office:value-type="date" office:date-value="2019-10-14" calcext:value-type="date">
            <text:p>14-Oct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6]-[.G7]+[.H7]" office:value-type="float" office:value="2039.88" calcext:value-type="float">
            <text:p>2039.88</text:p>
          </table:table-cell>
          <table:table-cell table:style-name="ce552"/>
          <table:table-cell table:style-name="ce1100" office:value-type="string" calcext:value-type="string">
            <text:p>To</text:p>
          </table:table-cell>
          <table:table-cell table:style-name="ce1114"/>
          <table:table-cell table:style-name="ce1145" office:value-type="string" calcext:value-type="string">
            <text:p>07/11</text:p>
          </table:table-cell>
          <table:table-cell table:style-name="ce1123"/>
          <table:table-cell table:style-name="ce890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7]+28" office:value-type="date" office:date-value="2019-11-11" calcext:value-type="date">
            <text:p>11-Nov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7]-[.G8]+[.H8]" office:value-type="float" office:value="2122.68" calcext:value-type="float">
            <text:p>2122.68</text:p>
          </table:table-cell>
          <table:table-cell table:style-name="ce552"/>
          <table:table-cell table:style-name="ce1100"/>
          <table:table-cell table:style-name="ce1114"/>
          <table:table-cell table:style-name="ce1123" office:value-type="float" office:value="107" calcext:value-type="float">
            <text:p>107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9"/>
          <table:table-cell table:style-name="ce1095"/>
          <table:table-cell table:style-name="ce1081" table:formula="of:=[.F8]+28" office:value-type="date" office:date-value="2019-12-09" calcext:value-type="date">
            <text:p>09-Dec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8]-[.G9]+[.H9]" office:value-type="float" office:value="2205.48" calcext:value-type="float">
            <text:p>2205.48</text:p>
          </table:table-cell>
          <table:table-cell table:style-name="ce552"/>
          <table:table-cell table:style-name="ce1133"/>
          <table:table-cell table:style-name="ce1139" office:value-type="date" office:date-value="2015-05-19" calcext:value-type="date">
            <text:p>19-May</text:p>
          </table:table-cell>
          <table:table-cell table:style-name="ce1146"/>
          <table:table-cell table:style-name="ce1149"/>
          <table:table-cell table:style-name="ce1154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9]+28" office:value-type="date" office:date-value="2020-01-06" calcext:value-type="date">
            <text:p>06-Jan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9]-[.G10]+[.H10]" office:value-type="float" office:value="2288.28" calcext:value-type="float">
            <text:p>2288.28</text:p>
          </table:table-cell>
          <table:table-cell table:style-name="ce552"/>
          <table:table-cell table:style-name="ce1100"/>
          <table:table-cell table:style-name="ce1114"/>
          <table:table-cell table:style-name="ce1123" table:number-columns-repeated="2"/>
          <table:table-cell table:style-name="ce89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8"/>
          <table:table-cell table:style-name="ce1076" table:number-columns-repeated="2"/>
          <table:table-cell table:style-name="ce1090"/>
          <table:table-cell table:style-name="ce1095"/>
          <table:table-cell table:style-name="ce1081" table:formula="of:=[.F10]+28" office:value-type="date" office:date-value="2020-02-03" calcext:value-type="date">
            <text:p>03-Feb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10]-[.G11]+[.H11]" office:value-type="float" office:value="2371.08" calcext:value-type="float">
            <text:p>2371.08</text:p>
          </table:table-cell>
          <table:table-cell table:style-name="ce552"/>
          <table:table-cell table:style-name="ce1100"/>
          <table:table-cell table:style-name="ce1114"/>
          <table:table-cell table:style-name="ce1123" table:number-columns-repeated="2"/>
          <table:table-cell table:style-name="ce89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9"/>
          <table:table-cell table:style-name="ce1078"/>
          <table:table-cell table:style-name="ce1076" table:number-columns-repeated="2"/>
          <table:table-cell table:style-name="ce1095"/>
          <table:table-cell table:style-name="ce1081" table:formula="of:=[.F11]+28" office:value-type="date" office:date-value="2020-03-02" calcext:value-type="date">
            <text:p>02-Mar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749" table:formula="of:=[.I11]-[.G12]+[.H12]" office:value-type="float" office:value="2453.88" calcext:value-type="float">
            <text:p>2453.88</text:p>
          </table:table-cell>
          <table:table-cell table:style-name="ce552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 table:number-columns-repeated="2"/>
          <table:table-cell table:style-name="ce112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0" office:value-type="string" calcext:value-type="string">
            <text:p>Total</text:p>
          </table:table-cell>
          <table:table-cell table:style-name="ce1079" table:number-columns-repeated="2"/>
          <table:table-cell table:style-name="ce1091" table:formula="of:=SUM([.D2:.D12])" office:value-type="float" office:value="60000" calcext:value-type="float">
            <text:p>60000</text:p>
          </table:table-cell>
          <table:table-cell table:style-name="ce1096"/>
          <table:table-cell table:style-name="ce1081" table:formula="of:=[.F12]+28" office:value-type="date" office:date-value="2020-03-30" calcext:value-type="date">
            <text:p>30-Mar</text:p>
          </table:table-cell>
          <table:table-cell table:style-name="ce1084" table:number-columns-repeated="2"/>
          <table:table-cell table:style-name="ce749" table:formula="of:=[.I12]-[.G13]+[.H13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1081" table:formula="of:=[.F13]+28" office:value-type="date" office:date-value="2020-04-27" calcext:value-type="date">
            <text:p>27-Apr</text:p>
          </table:table-cell>
          <table:table-cell table:style-name="ce1084" table:number-columns-repeated="2"/>
          <table:table-cell table:style-name="ce749" table:formula="of:=[.I13]-[.G14]+[.H14]" office:value-type="float" office:value="2453.88" calcext:value-type="float">
            <text:p>2453.88</text:p>
          </table:table-cell>
          <table:table-cell table:style-name="ce552"/>
          <table:table-cell table:style-name="ce1134" office:value-type="string" calcext:value-type="string">
            <text:p>Fixed Rate ISA (39)</text:p>
          </table:table-cell>
          <table:table-cell table:style-name="ce1140" table:number-columns-repeated="2"/>
          <table:table-cell table:style-name="ce1140" office:value-type="string" calcext:value-type="string">
            <text:p>MG 2017 allowence</text:p>
          </table:table-cell>
          <table:table-cell table:style-name="ce1140"/>
          <table:table-cell table:style-name="ce1155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33</text:p>
          </table:table-cell>
          <table:table-cell table:style-name="ce749"/>
          <table:table-cell table:style-name="ce1081" table:formula="of:=[.F14]+28" office:value-type="date" office:date-value="2020-05-25" calcext:value-type="date">
            <text:p>25-May</text:p>
          </table:table-cell>
          <table:table-cell table:style-name="ce1084" table:number-columns-repeated="2"/>
          <table:table-cell table:style-name="ce749" table:formula="of:=[.I14]-[.G15]+[.H15]" office:value-type="float" office:value="2453.88" calcext:value-type="float">
            <text:p>2453.88</text:p>
          </table:table-cell>
          <table:table-cell table:style-name="ce552"/>
          <table:table-cell table:style-name="ce1135" office:value-type="string" calcext:value-type="string">
            <text:p>Account No:</text:p>
          </table:table-cell>
          <table:table-cell table:style-name="ce1141" office:value-type="string" calcext:value-type="string">
            <text:p>(9)71283485</text:p>
          </table:table-cell>
          <table:table-cell table:style-name="ce1147" office:value-type="string" calcext:value-type="string">
            <text:p>40-63-01</text:p>
          </table:table-cell>
          <table:table-cell table:style-name="ce1141" office:value-type="string" calcext:value-type="string">
            <text:p>Coventry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749"/>
          <table:table-cell table:style-name="ce1081" table:formula="of:=[.F15]+28" office:value-type="date" office:date-value="2020-06-22" calcext:value-type="date">
            <text:p>22-Jun</text:p>
          </table:table-cell>
          <table:table-cell table:style-name="ce1084" table:number-columns-repeated="2"/>
          <table:table-cell table:style-name="ce749" table:formula="of:=[.I15]-[.G16]+[.H16]" office:value-type="float" office:value="2453.88" calcext:value-type="float">
            <text:p>2453.88</text:p>
          </table:table-cell>
          <table:table-cell table:style-name="ce552"/>
          <table:table-cell table:style-name="ce1135" office:value-type="string" calcext:value-type="string">
            <text:p>Rate</text:p>
          </table:table-cell>
          <table:table-cell table:style-name="ce1142" office:value-type="percentage" office:value="0.014" calcext:value-type="percentage">
            <text:p>1.40%</text:p>
          </table:table-cell>
          <table:table-cell table:style-name="ce1141"/>
          <table:table-cell table:style-name="ce1150" office:value-type="float" office:value="0" calcext:value-type="float">
            <text:p>0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749"/>
          <table:table-cell table:style-name="ce1081" table:formula="of:=[.F16]+28" office:value-type="date" office:date-value="2020-07-20" calcext:value-type="date">
            <text:p>20-Jul</text:p>
          </table:table-cell>
          <table:table-cell table:style-name="ce1084" table:number-columns-repeated="2"/>
          <table:table-cell table:style-name="ce749" table:formula="of:=[.I16]-[.G17]+[.H17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7-04-25" calcext:value-type="date">
            <text:p>25 Apr 2017</text:p>
          </table:table-cell>
          <table:table-cell table:style-name="ce1141"/>
          <table:table-cell table:style-name="ce1141" office:value-type="float" office:value="12500" calcext:value-type="float">
            <text:p>12500</text:p>
          </table:table-cell>
          <table:table-cell table:style-name="ce1151" table:formula="of:=[.N16]-[.L17]+[.M17]" office:value-type="float" office:value="12500" calcext:value-type="float">
            <text:p>12500</text:p>
          </table:table-cell>
          <table:table-cell table:style-name="ce1141" office:value-type="string" calcext:value-type="string">
            <text:p>MG 2017</text:p>
          </table:table-cell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1" calcext:value-type="date">
            <text:p>01-Jul</text:p>
          </table:table-cell>
          <table:table-cell table:style-name="ce1086"/>
          <table:table-cell table:style-name="ce1084"/>
          <table:table-cell table:style-name="ce1097" office:value-type="float" office:value="4.51" calcext:value-type="float">
            <text:p>4.51</text:p>
          </table:table-cell>
          <table:table-cell table:style-name="ce1081" table:formula="of:=[.F17]+28" office:value-type="date" office:date-value="2020-08-17" calcext:value-type="date">
            <text:p>17-Aug</text:p>
          </table:table-cell>
          <table:table-cell table:style-name="ce1084" table:number-columns-repeated="2"/>
          <table:table-cell table:style-name="ce749" table:formula="of:=[.I17]-[.G18]+[.H18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7-05-31" calcext:value-type="date">
            <text:p>31 May 2017</text:p>
          </table:table-cell>
          <table:table-cell table:style-name="ce1141"/>
          <table:table-cell table:style-name="ce1141" office:value-type="float" office:value="17.26" calcext:value-type="float">
            <text:p>17.26</text:p>
          </table:table-cell>
          <table:table-cell table:style-name="ce1151" table:formula="of:=[.N17]-[.L18]+[.M18]" office:value-type="float" office:value="12517.26" calcext:value-type="float">
            <text:p>12517.26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3" calcext:value-type="date">
            <text:p>03-Jul</text:p>
          </table:table-cell>
          <table:table-cell table:style-name="ce1084"/>
          <table:table-cell table:style-name="ce1084" office:value-type="float" office:value="4000" calcext:value-type="float">
            <text:p>4000</text:p>
          </table:table-cell>
          <table:table-cell table:style-name="ce1097" table:formula="of:=[.E18]-[.C19]+[.D19]" office:value-type="float" office:value="4004.51" calcext:value-type="float">
            <text:p>4004.51</text:p>
          </table:table-cell>
          <table:table-cell table:style-name="ce1081" table:formula="of:=[.F18]+28" office:value-type="date" office:date-value="2020-09-14" calcext:value-type="date">
            <text:p>14-Sep</text:p>
          </table:table-cell>
          <table:table-cell table:style-name="ce1084" table:number-columns-repeated="2"/>
          <table:table-cell table:style-name="ce749" table:formula="of:=[.I18]-[.G19]+[.H19]" office:value-type="float" office:value="2453.88" calcext:value-type="float">
            <text:p>2453.88</text:p>
          </table:table-cell>
          <table:table-cell table:style-name="ce552"/>
          <table:table-cell table:style-name="ce1136" office:value-type="date" office:date-value="2018-05-31" calcext:value-type="date">
            <text:p>31 May 2018</text:p>
          </table:table-cell>
          <table:table-cell table:style-name="ce1141"/>
          <table:table-cell table:style-name="ce1141" office:value-type="float" office:value="175.24" calcext:value-type="float">
            <text:p>175.24</text:p>
          </table:table-cell>
          <table:table-cell table:style-name="ce1151" table:formula="of:=[.N18]-[.L19]+[.M19]" office:value-type="float" office:value="12692.5" calcext:value-type="float">
            <text:p>12692.5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0" calcext:value-type="date">
            <text:p>20-Feb</text:p>
          </table:table-cell>
          <table:table-cell table:style-name="ce1084"/>
          <table:table-cell table:style-name="ce1084" office:value-type="float" office:value="49.21" calcext:value-type="float">
            <text:p>49.21</text:p>
          </table:table-cell>
          <table:table-cell table:style-name="ce1097" table:formula="of:=[.E19]-[.C20]+[.D20]" office:value-type="float" office:value="4053.72" calcext:value-type="float">
            <text:p>4053.72</text:p>
          </table:table-cell>
          <table:table-cell table:style-name="ce1081" table:formula="of:=[.F19]+28" office:value-type="date" office:date-value="2020-10-12" calcext:value-type="date">
            <text:p>12-Oct</text:p>
          </table:table-cell>
          <table:table-cell table:style-name="ce1084" table:number-columns-repeated="2"/>
          <table:table-cell table:style-name="ce749" table:formula="of:=[.I19]-[.G20]+[.H20]" office:value-type="float" office:value="2453.88" calcext:value-type="float">
            <text:p>2453.88</text:p>
          </table:table-cell>
          <table:table-cell table:style-name="ce552"/>
          <table:table-cell table:style-name="ce1136"/>
          <table:table-cell table:style-name="ce1141"/>
          <table:table-cell table:style-name="ce1141" office:value-type="float" office:value="177.7" calcext:value-type="float">
            <text:p>177.7</text:p>
          </table:table-cell>
          <table:table-cell table:style-name="ce1151" table:formula="of:=[.N19]-[.L20]+[.M20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5" calcext:value-type="date">
            <text:p>25-Feb</text:p>
          </table:table-cell>
          <table:table-cell table:style-name="ce1084"/>
          <table:table-cell table:style-name="ce1084" office:value-type="float" office:value="7000" calcext:value-type="float">
            <text:p>7000</text:p>
          </table:table-cell>
          <table:table-cell table:style-name="ce1097" table:formula="of:=[.E20]-[.C21]+[.D21]" office:value-type="float" office:value="11053.72" calcext:value-type="float">
            <text:p>11053.72</text:p>
          </table:table-cell>
          <table:table-cell table:style-name="ce1081" table:formula="of:=[.F20]+28" office:value-type="date" office:date-value="2020-11-09" calcext:value-type="date">
            <text:p>09-Nov</text:p>
          </table:table-cell>
          <table:table-cell table:style-name="ce1084" table:number-columns-repeated="2"/>
          <table:table-cell table:style-name="ce749" table:formula="of:=[.I20]-[.G21]+[.H21]" office:value-type="float" office:value="2453.88" calcext:value-type="float">
            <text:p>2453.88</text:p>
          </table:table-cell>
          <table:table-cell table:style-name="ce552"/>
          <table:table-cell table:style-name="ce1137" office:value-type="string" calcext:value-type="string">
            <text:p>Total</text:p>
          </table:table-cell>
          <table:table-cell table:style-name="ce1141" table:number-columns-repeated="2"/>
          <table:table-cell table:style-name="ce1152" table:formula="of:=[.N20]-[.L21]+[.M21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13" calcext:value-type="date">
            <text:p>13-Mar</text:p>
          </table:table-cell>
          <table:table-cell table:style-name="ce1084" office:value-type="float" office:value="2500" calcext:value-type="float">
            <text:p>2500</text:p>
          </table:table-cell>
          <table:table-cell table:style-name="ce1084"/>
          <table:table-cell table:style-name="ce1097" table:formula="of:=[.E21]-[.C22]+[.D22]" office:value-type="float" office:value="8553.72" calcext:value-type="float">
            <text:p>8553.72</text:p>
          </table:table-cell>
          <table:table-cell table:style-name="ce1081" table:formula="of:=[.F21]+28" office:value-type="date" office:date-value="2020-12-07" calcext:value-type="date">
            <text:p>07-Dec</text:p>
          </table:table-cell>
          <table:table-cell table:style-name="ce1084" table:number-columns-repeated="2"/>
          <table:table-cell table:style-name="ce749" table:formula="of:=[.I21]-[.G22]+[.H22]" office:value-type="float" office:value="2453.88" calcext:value-type="float">
            <text:p>2453.88</text:p>
          </table:table-cell>
          <table:table-cell table:style-name="ce552"/>
          <table:table-cell table:style-name="ce1138" office:value-type="string" calcext:value-type="string">
            <text:p>Matures </text:p>
          </table:table-cell>
          <table:table-cell table:style-name="ce1143" office:value-type="date" office:date-value="2020-05-31" calcext:value-type="date">
            <text:p>31 May 2020</text:p>
          </table:table-cell>
          <table:table-cell table:style-name="ce1148" table:number-columns-repeated="3"/>
          <table:table-cell table:style-name="ce1157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24" calcext:value-type="date">
            <text:p>24-Mar</text:p>
          </table:table-cell>
          <table:table-cell table:style-name="ce1084" office:value-type="float" office:value="8500" calcext:value-type="float">
            <text:p>8500</text:p>
          </table:table-cell>
          <table:table-cell table:style-name="ce1084"/>
          <table:table-cell table:style-name="ce1097" table:formula="of:=[.E22]-[.C23]+[.D23]" office:value-type="float" office:value="53.7200000000012" calcext:value-type="float">
            <text:p>53.72</text:p>
          </table:table-cell>
          <table:table-cell table:style-name="ce1081"/>
          <table:table-cell table:style-name="ce1084" table:number-columns-repeated="2"/>
          <table:table-cell table:style-name="ce749" table:formula="of:=[.I22]-[.G23]+[.H23]" office:value-type="float" office:value="2453.88" calcext:value-type="float">
            <text:p>2453.88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13.37" calcext:value-type="float">
            <text:p>13.37</text:p>
          </table:table-cell>
          <table:table-cell table:style-name="ce1097" table:formula="of:=[.E23]-[.C24]+[.D24]" office:value-type="float" office:value="67.0900000000012" calcext:value-type="float">
            <text:p>67.09</text:p>
          </table:table-cell>
          <table:table-cell table:style-name="ce1081"/>
          <table:table-cell table:style-name="ce1084" table:number-columns-repeated="2"/>
          <table:table-cell table:style-name="ce749" table:formula="of:=[.I23]-[.G24]+[.H24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table:formula="of:=1.13+0.91" office:value-type="float" office:value="2.04" calcext:value-type="float">
            <text:p>2.04</text:p>
          </table:table-cell>
          <table:table-cell table:style-name="ce1097" table:formula="of:=[.E24]-[.C25]+[.D25]" office:value-type="float" office:value="69.1300000000012" calcext:value-type="float">
            <text:p>69.13</text:p>
          </table:table-cell>
          <table:table-cell table:style-name="ce1081"/>
          <table:table-cell table:style-name="ce1084" table:number-columns-repeated="2"/>
          <table:table-cell table:style-name="ce749" table:formula="of:=[.I24]-[.G25]+[.H25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0.87" calcext:value-type="float">
            <text:p>0.87</text:p>
          </table:table-cell>
          <table:table-cell table:style-name="ce1097" table:formula="of:=[.E25]-[.C26]+[.D26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5]-[.G26]+[.H26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6]-[.C27]+[.D27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6]-[.G27]+[.H27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7]-[.C28]+[.D28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7]-[.G28]+[.H28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8]-[.C29]+[.D29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749" table:formula="of:=[.I28]-[.G29]+[.H29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9]-[.C30]+[.D30]" office:value-type="float" office:value="70.0000000000012" calcext:value-type="float">
            <text:p>70.00</text:p>
          </table:table-cell>
          <table:table-cell table:style-name="ce1074" office:value-type="string" calcext:value-type="string">
            <text:p>Total </text:p>
          </table:table-cell>
          <table:table-cell table:style-name="ce1111" table:number-columns-repeated="2"/>
          <table:table-cell table:style-name="ce1093" table:formula="of:=[.I29]-[.G30]+[.H30]" office:value-type="float" office:value="2453.88" calcext:value-type="float">
            <text:p>2453.88</text:p>
          </table:table-cell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0]-[.C31]+[.D31]" office:value-type="float" office:value="70.0000000000012" calcext:value-type="float">
            <text:p>70.00</text:p>
          </table:table-cell>
          <table:table-cell table:style-name="ce1099" office:value-type="string" calcext:value-type="string">
            <text:p>Nationwide Invest Direct</text:p>
          </table:table-cell>
          <table:table-cell table:style-name="ce1112"/>
          <table:table-cell table:style-name="ce1122"/>
          <table:table-cell table:style-name="ce1127"/>
          <table:table-cell table:style-name="ce552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1]-[.C32]+[.D32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Ms Wikes &amp; Mr Gadsby</text:p>
          </table:table-cell>
          <table:table-cell table:style-name="ce1113"/>
          <table:table-cell table:style-name="ce1123"/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2]-[.C33]+[.D33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6" office:value-type="string" calcext:value-type="string">
            <text:p>85430223</text:p>
          </table:table-cell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3]-[.C34]+[.D34]" office:value-type="float" office:value="70.0000000000012" calcext:value-type="float">
            <text:p>70.00</text:p>
          </table:table-cell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0 30</text:p>
          </table:table-cell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4]-[.C35]+[.D35]" office:value-type="float" office:value="70.0000000000012" calcext:value-type="float">
            <text:p>70.00</text:p>
          </table:table-cell>
          <table:table-cell table:style-name="ce1101"/>
          <table:table-cell table:style-name="ce1114"/>
          <table:table-cell table:style-name="ce1123"/>
          <table:table-cell table:style-name="ce1128"/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5]-[.C36]+[.D36]" office:value-type="float" office:value="70.0000000000012" calcext:value-type="float">
            <text:p>70.00</text:p>
          </table:table-cell>
          <table:table-cell table:style-name="ce1102"/>
          <table:table-cell table:style-name="ce1114"/>
          <table:table-cell table:style-name="ce1123"/>
          <table:table-cell table:style-name="ce1128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6]-[.C37]+[.D37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90" table:formula="of:=[.I36]-[.G37]+[.H37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7]-[.C38]+[.D38]" office:value-type="float" office:value="70.0000000000012" calcext:value-type="float">
            <text:p>70.00</text:p>
          </table:table-cell>
          <table:table-cell table:style-name="ce1103"/>
          <table:table-cell table:style-name="ce1115"/>
          <table:table-cell table:style-name="ce1123"/>
          <table:table-cell table:style-name="ce890" table:formula="of:=[.I37]-[.G38]+[.H38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4" office:value-type="string" calcext:value-type="string">
            <text:p>Total</text:p>
          </table:table-cell>
          <table:table-cell table:style-name="ce1085" table:number-columns-repeated="2"/>
          <table:table-cell table:style-name="ce1098" table:formula="of:=[.E38]-[.C39]+[.D39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90" table:formula="of:=[.I38]-[.G39]+[.H39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1" office:value-type="string" calcext:value-type="string">
            <text:p>Molly Alice Gadsby - Cash Child Trust Fund</text:p>
          </table:table-cell>
          <table:table-cell table:style-name="ce1083" table:number-columns-repeated="2"/>
          <table:table-cell table:style-name="ce1092"/>
          <table:table-cell table:style-name="Default"/>
          <table:table-cell table:style-name="ce1100"/>
          <table:table-cell table:style-name="ce1114"/>
          <table:table-cell table:style-name="ce1123"/>
          <table:table-cell table:style-name="ce890" table:formula="of:=[.I39]-[.G40]+[.H40]" office:value-type="float" office:value="201.22" calcext:value-type="float">
            <text:p>201.22</text:p>
          </table:table-cell>
          <table:table-cell table:style-name="ce55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string" calcext:value-type="string">
            <text:p>Nationwide</text:p>
          </table:table-cell>
          <table:table-cell table:style-name="ce1084"/>
          <table:table-cell table:style-name="ce1084" office:value-type="string" calcext:value-type="string">
            <text:p>PH856072A</text:p>
          </table:table-cell>
          <table:table-cell table:style-name="ce749"/>
          <table:table-cell table:style-name="Default"/>
          <table:table-cell table:style-name="ce1100"/>
          <table:table-cell table:style-name="ce1114"/>
          <table:table-cell table:style-name="ce1123"/>
          <table:table-cell table:style-name="ce89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/>
          <table:table-cell table:style-name="Default"/>
          <table:table-cell table:style-name="ce1100"/>
          <table:table-cell table:style-name="ce1116"/>
          <table:table-cell table:style-name="ce873"/>
          <table:table-cell table:style-name="ce89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office:value-type="float" office:value="1665.01" calcext:value-type="float">
            <text:p>1665.01</text:p>
          </table:table-cell>
          <table:table-cell table:style-name="Default"/>
          <table:table-cell table:style-name="ce1100"/>
          <table:table-cell table:style-name="ce1116"/>
          <table:table-cell table:style-name="ce873"/>
          <table:table-cell table:style-name="ce89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2-10-15" calcext:value-type="date">
            <text:p>15-Oct-12</text:p>
          </table:table-cell>
          <table:table-cell table:style-name="ce1084"/>
          <table:table-cell table:style-name="ce1084" office:value-type="float" office:value="18.33" calcext:value-type="float">
            <text:p>18.33</text:p>
          </table:table-cell>
          <table:table-cell table:style-name="ce74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/>
          <table:table-cell table:style-name="ce112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3-10-15" calcext:value-type="date">
            <text:p>15-Oct-13</text:p>
          </table:table-cell>
          <table:table-cell table:style-name="ce1084"/>
          <table:table-cell table:style-name="ce1084" office:value-type="float" office:value="18.49" calcext:value-type="float">
            <text:p>18.49</text:p>
          </table:table-cell>
          <table:table-cell table:style-name="ce74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1105" office:value-type="string" calcext:value-type="string">
            <text:p>Tesco Internet Save </text:p>
          </table:table-cell>
          <table:table-cell table:style-name="ce1118" table:number-columns-repeated="2"/>
          <table:table-cell table:style-name="ce113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4-10-15" calcext:value-type="date">
            <text:p>15-Oct-14</text:p>
          </table:table-cell>
          <table:table-cell table:style-name="ce1084"/>
          <table:table-cell table:style-name="ce1084" office:value-type="float" office:value="18.71" calcext:value-type="float">
            <text:p>18.71</text:p>
          </table:table-cell>
          <table:table-cell table:style-name="ce749" table:formula="of:=[.D45]-[.B46]+[.C46]" office:value-type="float" office:value="1720.54" calcext:value-type="float">
            <text:p>1720.54</text:p>
          </table:table-cell>
          <table:table-cell/>
          <table:table-cell table:style-name="ce1106" office:value-type="string" calcext:value-type="string">
            <text:p>Account No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5-10-15" calcext:value-type="date">
            <text:p>15-Oct-15</text:p>
          </table:table-cell>
          <table:table-cell table:style-name="ce1084"/>
          <table:table-cell table:style-name="ce1084" office:value-type="float" office:value="38.48" calcext:value-type="float">
            <text:p>38.48</text:p>
          </table:table-cell>
          <table:table-cell table:style-name="ce749" table:formula="of:=[.D46]-[.B47]+[.C47]" office:value-type="float" office:value="1759.02" calcext:value-type="float">
            <text:p>1759.02</text:p>
          </table:table-cell>
          <table:table-cell/>
          <table:table-cell table:style-name="ce1106" office:value-type="string" calcext:value-type="string">
            <text:p>Sort Code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6-10-15" calcext:value-type="date">
            <text:p>15-Oct-16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47]-[.B48]+[.C48]" office:value-type="float" office:value="1815.68" calcext:value-type="float">
            <text:p>1815.68</text:p>
          </table:table-cell>
          <table:table-cell/>
          <table:table-cell table:style-name="ce1106" office:value-type="string" calcext:value-type="string">
            <text:p>Reference No. </text:p>
          </table:table-cell>
          <table:table-cell table:style-name="ce1119"/>
          <table:table-cell table:style-name="ce1125" office:value-type="string" calcext:value-type="string">
            <text:p>2009010714914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7-10-15" calcext:value-type="date">
            <text:p>15-Oct-17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48]-[.B49]+[.C49]" office:value-type="float" office:value="1872.34" calcext:value-type="float">
            <text:p>1872.34</text:p>
          </table:table-cell>
          <table:table-cell/>
          <table:table-cell table:style-name="ce1107" office:value-type="string" calcext:value-type="string">
            <text:p>Word</text:p>
          </table:table-cell>
          <table:table-cell table:style-name="ce1120"/>
          <table:table-cell table:style-name="ce1119" office:value-type="string" calcext:value-type="string">
            <text:p>Florence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8-10-15" calcext:value-type="date">
            <text:p>15-Oct-18</text:p>
          </table:table-cell>
          <table:table-cell table:style-name="ce1084"/>
          <table:table-cell table:style-name="ce1084" office:value-type="float" office:value="1000" calcext:value-type="float">
            <text:p>1000</text:p>
          </table:table-cell>
          <table:table-cell table:style-name="ce749" table:formula="of:=[.D49]-[.B50]+[.C50]" office:value-type="float" office:value="2872.34" calcext:value-type="float">
            <text:p>2872.34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10-15" calcext:value-type="date">
            <text:p>15-Oct-19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749" table:formula="of:=[.D50]-[.B51]+[.C51]" office:value-type="float" office:value="2929" calcext:value-type="float">
            <text:p>2929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01-28" calcext:value-type="date">
            <text:p>28-Jan-19</text:p>
          </table:table-cell>
          <table:table-cell table:style-name="ce1084" office:value-type="float" office:value="280" calcext:value-type="float">
            <text:p>280</text:p>
          </table:table-cell>
          <table:table-cell table:style-name="ce1084"/>
          <table:table-cell table:style-name="ce749" table:formula="of:=[.D51]-[.B52]+[.C52]" office:value-type="float" office:value="2649" calcext:value-type="float">
            <text:p>2649</text:p>
          </table:table-cell>
          <table:table-cell/>
          <table:table-cell table:style-name="ce1108"/>
          <table:table-cell table:style-name="ce1119" table:number-columns-repeated="2"/>
          <table:table-cell table:style-name="ce113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date" office:date-value="2020-02-01" calcext:value-type="date">
            <text:p>01-Feb</text:p>
          </table:table-cell>
          <table:table-cell table:style-name="ce1084" office:value-type="float" office:value="308" calcext:value-type="float">
            <text:p>308</text:p>
          </table:table-cell>
          <table:table-cell table:style-name="ce1084"/>
          <table:table-cell table:style-name="ce749" table:formula="of:=[.D52]-[.B53]+[.C53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3]-[.B54]+[.C54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4]-[.B55]+[.C55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749" table:formula="of:=[.D55]-[.B56]+[.C56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1074" office:value-type="string" calcext:value-type="string">
            <text:p>Total</text:p>
          </table:table-cell>
          <table:table-cell table:style-name="ce1085" table:formula="of:=SUM([.B52:.B53])" office:value-type="float" office:value="588" calcext:value-type="float">
            <text:p>588</text:p>
          </table:table-cell>
          <table:table-cell table:style-name="ce1085"/>
          <table:table-cell table:style-name="ce1093" table:formula="of:=[.D56]-[.B57]+[.C57]" office:value-type="float" office:value="1753" calcext:value-type="float">
            <text:p>1753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110" office:value-type="string" calcext:value-type="string">
            <text:p>Total</text:p>
          </table:table-cell>
          <table:table-cell table:style-name="ce1121" table:number-columns-repeated="2"/>
          <table:table-cell table:style-name="ce113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958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1">
          <table:table-cell table:number-columns-repeated="16"/>
          <table:table-cell table:style-name="ce963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94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786"/>
        <table:table-column table:style-name="co39" table:default-cell-style-name="ce786"/>
        <table:table-column table:style-name="co12" table:default-cell-style-name="ce1175"/>
        <table:table-column table:style-name="co20" table:default-cell-style-name="ce552"/>
        <table:table-column table:style-name="co40" table:default-cell-style-name="ce552"/>
        <table:table-column table:style-name="co17" table:number-columns-repeated="2" table:default-cell-style-name="ce552"/>
        <table:table-column table:style-name="co41" table:default-cell-style-name="ce552"/>
        <table:table-column table:style-name="co42" table:default-cell-style-name="ce552"/>
        <table:table-column table:style-name="co7" table:default-cell-style-name="ce945"/>
        <table:table-column table:style-name="co16" table:default-cell-style-name="ce552"/>
        <table:table-column table:style-name="co43" table:default-cell-style-name="ce552"/>
        <table:table-column table:style-name="co15" table:default-cell-style-name="ce778"/>
        <table:table-column table:style-name="co7" table:default-cell-style-name="ce552"/>
        <table:table-column table:style-name="co15" table:number-columns-repeated="50" table:default-cell-style-name="ce778"/>
        <table:table-row table:style-name="ro1">
          <table:table-cell table:style-name="ce1158" office:value-type="string" calcext:value-type="string">
            <text:p>Bill</text:p>
          </table:table-cell>
          <table:table-cell table:style-name="ce1164"/>
          <table:table-cell table:style-name="ce1171" office:value-type="string" calcext:value-type="string">
            <text:p>Date Due</text:p>
          </table:table-cell>
          <table:table-cell table:style-name="ce1176" office:value-type="string" calcext:value-type="string">
            <text:p>Amount</text:p>
          </table:table-cell>
          <table:table-cell table:style-name="ce118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]" office:value-type="date" office:date-value="2019-05-25" calcext:value-type="date">
            <text:p>19</text:p>
          </table:table-cell>
          <table:table-cell table:style-name="ce1172" office:value-type="date" office:date-value="2019-05-25" calcext:value-type="date">
            <text:p>25-May</text:p>
          </table:table-cell>
          <table:table-cell table:style-name="ce1177"/>
          <table:table-cell table:style-name="ce118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]" office:value-type="date" office:date-value="2020-05-25" calcext:value-type="date">
            <text:p>20</text:p>
          </table:table-cell>
          <table:table-cell table:style-name="ce1172" office:value-type="date" office:date-value="2020-05-25" calcext:value-type="date">
            <text:p>25-May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Water</text:p>
          </table:table-cell>
          <table:table-cell table:style-name="ce1165" table:formula="of:=[.C4]" office:value-type="date" office:date-value="2020-05-28" calcext:value-type="date">
            <text:p>20</text:p>
          </table:table-cell>
          <table:table-cell table:style-name="ce1172" office:value-type="date" office:date-value="2020-05-28" calcext:value-type="date">
            <text:p>28-May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5]" office:value-type="date" office:date-value="2020-06-01" calcext:value-type="date">
            <text:p>20</text:p>
          </table:table-cell>
          <table:table-cell table:style-name="ce1172" office:value-type="date" office:date-value="2020-06-01" calcext:value-type="date">
            <text:p>01-Ju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6]" office:value-type="date" office:date-value="2020-06-03" calcext:value-type="date">
            <text:p>20</text:p>
          </table:table-cell>
          <table:table-cell table:style-name="ce1172" office:value-type="date" office:date-value="2020-06-03" calcext:value-type="date">
            <text:p>03-Ju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]" office:value-type="date" office:date-value="2020-06-12" calcext:value-type="date">
            <text:p>20</text:p>
          </table:table-cell>
          <table:table-cell table:style-name="ce1172" office:value-type="date" office:date-value="2020-06-12" calcext:value-type="date">
            <text:p>12-Ju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]" office:value-type="date" office:date-value="2020-06-20" calcext:value-type="date">
            <text:p>20</text:p>
          </table:table-cell>
          <table:table-cell table:style-name="ce1172" office:value-type="date" office:date-value="2020-06-20" calcext:value-type="date">
            <text:p>20-Ju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T</text:p>
          </table:table-cell>
          <table:table-cell table:style-name="ce1165" table:formula="of:=[.C9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8]-[.D9]" office:value-type="float" office:value="-339.333333333333" calcext:value-type="float">
            <text:p>-£339.33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0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7"/>
          <table:table-cell table:style-name="ce118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1]" office:value-type="date" office:date-value="2020-07-01" calcext:value-type="date">
            <text:p>20</text:p>
          </table:table-cell>
          <table:table-cell table:style-name="ce1172" office:value-type="date" office:date-value="2020-07-01" calcext:value-type="date">
            <text:p>01-Jul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2]" office:value-type="date" office:date-value="2020-07-03" calcext:value-type="date">
            <text:p>20</text:p>
          </table:table-cell>
          <table:table-cell table:style-name="ce1172" office:value-type="date" office:date-value="2020-07-03" calcext:value-type="date">
            <text:p>03-Jul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3]" office:value-type="date" office:date-value="2020-07-12" calcext:value-type="date">
            <text:p>20</text:p>
          </table:table-cell>
          <table:table-cell table:style-name="ce1172" office:value-type="date" office:date-value="2020-07-12" calcext:value-type="date">
            <text:p>12-Jul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14]" office:value-type="date" office:date-value="2020-07-20" calcext:value-type="date">
            <text:p>20</text:p>
          </table:table-cell>
          <table:table-cell table:style-name="ce1172" office:value-type="date" office:date-value="2020-07-20" calcext:value-type="date">
            <text:p>20-Jul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15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6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7"/>
          <table:table-cell table:style-name="ce118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7]" office:value-type="date" office:date-value="2020-08-01" calcext:value-type="date">
            <text:p>20</text:p>
          </table:table-cell>
          <table:table-cell table:style-name="ce1172" office:value-type="date" office:date-value="2020-08-01" calcext:value-type="date">
            <text:p>01-Aug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8]" office:value-type="date" office:date-value="2020-08-03" calcext:value-type="date">
            <text:p>20</text:p>
          </table:table-cell>
          <table:table-cell table:style-name="ce1172" office:value-type="date" office:date-value="2020-08-03" calcext:value-type="date">
            <text:p>03-Aug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9]" office:value-type="date" office:date-value="2020-08-12" calcext:value-type="date">
            <text:p>20</text:p>
          </table:table-cell>
          <table:table-cell table:style-name="ce1172" office:value-type="date" office:date-value="2020-08-12" calcext:value-type="date">
            <text:p>12-Aug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8]-[.D19]" office:value-type="float" office:value="106" calcext:value-type="float">
            <text:p>£106.00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0]" office:value-type="date" office:date-value="2020-08-20" calcext:value-type="date">
            <text:p>20</text:p>
          </table:table-cell>
          <table:table-cell table:style-name="ce1172" office:value-type="date" office:date-value="2020-08-20" calcext:value-type="date">
            <text:p>20-Aug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175"/>
          <table:table-cell table:number-columns-repeated="50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1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2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7"/>
          <table:table-cell table:style-name="ce118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3]" office:value-type="date" office:date-value="2020-09-01" calcext:value-type="date">
            <text:p>20</text:p>
          </table:table-cell>
          <table:table-cell table:style-name="ce1172" office:value-type="date" office:date-value="2020-09-01" calcext:value-type="date">
            <text:p>01-Sep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24]" office:value-type="date" office:date-value="2020-09-03" calcext:value-type="date">
            <text:p>20</text:p>
          </table:table-cell>
          <table:table-cell table:style-name="ce1172" office:value-type="date" office:date-value="2020-09-03" calcext:value-type="date">
            <text:p>03-Sep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25]" office:value-type="date" office:date-value="2020-09-12" calcext:value-type="date">
            <text:p>20</text:p>
          </table:table-cell>
          <table:table-cell table:style-name="ce1172" office:value-type="date" office:date-value="2020-09-12" calcext:value-type="date">
            <text:p>12-Sep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6]" office:value-type="date" office:date-value="2020-09-20" calcext:value-type="date">
            <text:p>20</text:p>
          </table:table-cell>
          <table:table-cell table:style-name="ce1172" office:value-type="date" office:date-value="2020-09-20" calcext:value-type="date">
            <text:p>20-Sep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7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8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7"/>
          <table:table-cell table:style-name="ce1182" table:formula="of:=[.E27]+[.$E$85]" office:value-type="float" office:value="501.443333333333" calcext:value-type="float">
            <text:p>£501.44</text:p>
          </table:table-cell>
          <table:table-cell/>
          <table:table-cell table:style-name="ce1175" table:number-columns-repeated="2"/>
          <table:table-cell table:number-columns-repeated="2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9]" office:value-type="date" office:date-value="2020-10-01" calcext:value-type="date">
            <text:p>20</text:p>
          </table:table-cell>
          <table:table-cell table:style-name="ce1172" office:value-type="date" office:date-value="2020-10-01" calcext:value-type="date">
            <text:p>01-Oct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0]" office:value-type="date" office:date-value="2020-10-03" calcext:value-type="date">
            <text:p>20</text:p>
          </table:table-cell>
          <table:table-cell table:style-name="ce1173" office:value-type="date" office:date-value="2020-10-03" calcext:value-type="date">
            <text:p>03-Oct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175"/>
          <table:table-cell table:number-columns-repeated="2"/>
          <table:table-cell table:style-name="ce773"/>
          <table:table-cell table:number-columns-repeated="53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1]" office:value-type="date" office:date-value="2020-10-12" calcext:value-type="date">
            <text:p>20</text:p>
          </table:table-cell>
          <table:table-cell table:style-name="ce1172" office:value-type="date" office:date-value="2020-10-12" calcext:value-type="date">
            <text:p>12-Oct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2]" office:value-type="date" office:date-value="2020-10-20" calcext:value-type="date">
            <text:p>20</text:p>
          </table:table-cell>
          <table:table-cell table:style-name="ce1172" office:value-type="date" office:date-value="2020-10-20" calcext:value-type="date">
            <text:p>20-Oct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1]-[.D32]" office:value-type="float" office:value="318.333333333333" calcext:value-type="float">
            <text:p>£318.33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3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34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7"/>
          <table:table-cell table:style-name="ce1182" table:formula="of:=[.E33]+[.$E$85]" office:value-type="float" office:value="625.11" calcext:value-type="float">
            <text:p>£625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35]" office:value-type="date" office:date-value="2020-11-01" calcext:value-type="date">
            <text:p>20</text:p>
          </table:table-cell>
          <table:table-cell table:style-name="ce1172" office:value-type="date" office:date-value="2020-11-01" calcext:value-type="date">
            <text:p>01-Nov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6]" office:value-type="date" office:date-value="2020-11-03" calcext:value-type="date">
            <text:p>20</text:p>
          </table:table-cell>
          <table:table-cell table:style-name="ce1172" office:value-type="date" office:date-value="2020-11-03" calcext:value-type="date">
            <text:p>03-Nov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35]-[.D36]" office:value-type="float" office:value="489.11" calcext:value-type="float">
            <text:p>£489.11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7]" office:value-type="date" office:date-value="2020-11-12" calcext:value-type="date">
            <text:p>20</text:p>
          </table:table-cell>
          <table:table-cell table:style-name="ce1172" office:value-type="date" office:date-value="2020-11-12" calcext:value-type="date">
            <text:p>12-Nov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8]" office:value-type="date" office:date-value="2020-11-20" calcext:value-type="date">
            <text:p>20</text:p>
          </table:table-cell>
          <table:table-cell table:style-name="ce1172" office:value-type="date" office:date-value="2020-11-20" calcext:value-type="date">
            <text:p>20-Nov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9]" office:value-type="date" office:date-value="2020-11-25" calcext:value-type="date">
            <text:p>20</text:p>
          </table:table-cell>
          <table:table-cell table:style-name="ce1172" office:value-type="date" office:date-value="2020-11-25" calcext:value-type="date">
            <text:p>25-Nov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0]" office:value-type="date" office:date-value="2020-11-25" calcext:value-type="date">
            <text:p>20</text:p>
          </table:table-cell>
          <table:table-cell table:style-name="ce1174" office:value-type="date" office:date-value="2020-11-25" calcext:value-type="date">
            <text:p>25-Nov</text:p>
          </table:table-cell>
          <table:table-cell table:style-name="ce1177"/>
          <table:table-cell table:style-name="ce1182" table:formula="of:=[.E39]+[.$E$85]" office:value-type="float" office:value="748.776666666666" calcext:value-type="float">
            <text:p>£748.78</text:p>
          </table:table-cell>
          <table:table-cell/>
          <table:table-cell table:style-name="ce1175"/>
          <table:table-cell table:style-name="ce1185"/>
          <table:table-cell table:number-columns-repeated="56"/>
        </table:table-row>
        <table:table-row table:style-name="ro1">
          <table:table-cell table:style-name="ce1161" office:value-type="string" calcext:value-type="string">
            <text:p>Water </text:p>
          </table:table-cell>
          <table:table-cell table:style-name="ce1165" table:formula="of:=[.C41]" office:value-type="date" office:date-value="2020-11-30" calcext:value-type="date">
            <text:p>20</text:p>
          </table:table-cell>
          <table:table-cell table:style-name="ce1172" office:value-type="date" office:date-value="2020-11-30" calcext:value-type="date">
            <text:p>30-Nov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175"/>
          <table:table-cell/>
          <table:table-cell table:style-name="ce552"/>
          <table:table-cell table:number-columns-repeated="54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42]" office:value-type="date" office:date-value="2020-12-01" calcext:value-type="date">
            <text:p>20</text:p>
          </table:table-cell>
          <table:table-cell table:style-name="ce1172" office:value-type="date" office:date-value="2020-12-01" calcext:value-type="date">
            <text:p>01-Dec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1]-[.D42]" office:value-type="float" office:value="412.776666666666" calcext:value-type="float">
            <text:p>£412.78</text:p>
          </table:table-cell>
          <table:table-cell/>
          <table:table-cell table:style-name="ce1175"/>
          <table:table-cell table:number-columns-repeated="2"/>
          <table:table-cell table:style-name="ce552"/>
          <table:table-cell table:number-columns-repeated="54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43]" office:value-type="date" office:date-value="2020-12-02" calcext:value-type="date">
            <text:p>20</text:p>
          </table:table-cell>
          <table:table-cell table:style-name="ce1172" office:value-type="date" office:date-value="2020-12-02" calcext:value-type="date">
            <text:p>02-Dec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2]-[.D43]" office:value-type="float" office:value="312.776666666666" calcext:value-type="float">
            <text:p>£312.78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44]" office:value-type="date" office:date-value="2020-12-12" calcext:value-type="date">
            <text:p>20</text:p>
          </table:table-cell>
          <table:table-cell table:style-name="ce1172" office:value-type="date" office:date-value="2020-12-12" calcext:value-type="date">
            <text:p>12-Dec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Art Fund</text:p>
          </table:table-cell>
          <table:table-cell table:style-name="ce1165" table:formula="of:=[.C45]" office:value-type="date" office:date-value="2020-12-16" calcext:value-type="date">
            <text:p>20</text:p>
          </table:table-cell>
          <table:table-cell table:style-name="ce1172" office:value-type="date" office:date-value="2020-12-16" calcext:value-type="date">
            <text:p>16-Dec</text:p>
          </table:table-cell>
          <table:table-cell table:style-name="ce1177" office:value-type="float" office:value="120" calcext:value-type="float">
            <text:p>£120.00</text:p>
          </table:table-cell>
          <table:table-cell table:style-name="ce1182" table:formula="of:=[.E44]-[.D45]" office:value-type="float" office:value="180.666666666666" calcext:value-type="float">
            <text:p>£180.67</text:p>
          </table:table-cell>
          <table:table-cell table:style-name="ce1175" table:number-columns-repeated="2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46]" office:value-type="date" office:date-value="2020-12-20" calcext:value-type="date">
            <text:p>20</text:p>
          </table:table-cell>
          <table:table-cell table:style-name="ce1172" office:value-type="date" office:date-value="2020-12-20" calcext:value-type="date">
            <text:p>20-Dec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47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8" office:value-type="float" office:value="163" calcext:value-type="float">
            <text:p>£163.00</text:p>
          </table:table-cell>
          <table:table-cell table:style-name="ce118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8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7"/>
          <table:table-cell table:style-name="ce118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6" table:formula="of:=[.C49]" office:value-type="date" office:date-value="2021-01-01" calcext:value-type="date">
            <text:p>21</text:p>
          </table:table-cell>
          <table:table-cell table:style-name="ce1172" office:value-type="date" office:date-value="2021-01-01" calcext:value-type="date">
            <text:p>01-Ja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8]-[.D49]" office:value-type="float" office:value="416.443333333333" calcext:value-type="float">
            <text:p>£416.44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50]" office:value-type="date" office:date-value="2021-01-03" calcext:value-type="date">
            <text:p>21</text:p>
          </table:table-cell>
          <table:table-cell table:style-name="ce1172" office:value-type="date" office:date-value="2021-01-03" calcext:value-type="date">
            <text:p>03-Ja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8" table:formula="of:=[.C51]" office:value-type="date" office:date-value="2021-01-10" calcext:value-type="date">
            <text:p>21</text:p>
          </table:table-cell>
          <table:table-cell table:style-name="ce1172" office:value-type="date" office:date-value="2021-01-10" calcext:value-type="date">
            <text:p>10-Ja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52]" office:value-type="date" office:date-value="2021-01-20" calcext:value-type="date">
            <text:p>21</text:p>
          </table:table-cell>
          <table:table-cell table:style-name="ce1172" office:value-type="date" office:date-value="2021-01-20" calcext:value-type="date">
            <text:p>20-Ja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53]" office:value-type="date" office:date-value="2021-01-25" calcext:value-type="date">
            <text:p>21</text:p>
          </table:table-cell>
          <table:table-cell table:style-name="ce1172" office:value-type="date" office:date-value="2021-01-25" calcext:value-type="date">
            <text:p>25-Jan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54]" office:value-type="date" office:date-value="2021-01-25" calcext:value-type="date">
            <text:p>21</text:p>
          </table:table-cell>
          <table:table-cell table:style-name="ce1172" office:value-type="date" office:date-value="2021-01-25" calcext:value-type="date">
            <text:p>25-Jan</text:p>
          </table:table-cell>
          <table:table-cell table:style-name="ce1177"/>
          <table:table-cell table:style-name="ce1182" table:formula="of:=[.E53]+[.$E$85]" office:value-type="float" office:value="576.11" calcext:value-type="float">
            <text:p>£576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Car Tax</text:p>
          </table:table-cell>
          <table:table-cell table:style-name="ce1167" table:formula="of:=[.C55]" office:value-type="date" office:date-value="2021-01-31" calcext:value-type="date">
            <text:p>21</text:p>
          </table:table-cell>
          <table:table-cell table:style-name="ce1172" office:value-type="date" office:date-value="2021-01-31" calcext:value-type="date">
            <text:p>31-Jan</text:p>
          </table:table-cell>
          <table:table-cell table:style-name="ce1177" office:value-type="float" office:value="20" calcext:value-type="float">
            <text:p>£20.00</text:p>
          </table:table-cell>
          <table:table-cell table:style-name="ce118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56]" office:value-type="date" office:date-value="2021-02-01" calcext:value-type="date">
            <text:p>21</text:p>
          </table:table-cell>
          <table:table-cell table:style-name="ce1172" office:value-type="date" office:date-value="2021-02-01" calcext:value-type="date">
            <text:p>01-Feb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57]" office:value-type="date" office:date-value="2021-02-03" calcext:value-type="date">
            <text:p>21</text:p>
          </table:table-cell>
          <table:table-cell table:style-name="ce1172" office:value-type="date" office:date-value="2021-02-03" calcext:value-type="date">
            <text:p>03-Feb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7" table:formula="of:=[.C58]" office:value-type="date" office:date-value="2021-02-11" calcext:value-type="date">
            <text:p>21</text:p>
          </table:table-cell>
          <table:table-cell table:style-name="ce1172" office:value-type="date" office:date-value="2021-02-11" calcext:value-type="date">
            <text:p>11-Feb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Parking Permit</text:p>
          </table:table-cell>
          <table:table-cell table:style-name="ce1167" table:formula="of:=[.C59]" office:value-type="date" office:date-value="2021-02-20" calcext:value-type="date">
            <text:p>21</text:p>
          </table:table-cell>
          <table:table-cell table:style-name="ce1172" office:value-type="date" office:date-value="2021-02-20" calcext:value-type="date">
            <text:p>20-Feb</text:p>
          </table:table-cell>
          <table:table-cell table:style-name="ce1177" office:value-type="float" office:value="70" calcext:value-type="float">
            <text:p>£70.00</text:p>
          </table:table-cell>
          <table:table-cell table:style-name="ce118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60]" office:value-type="date" office:date-value="2021-02-20" calcext:value-type="date">
            <text:p>21</text:p>
          </table:table-cell>
          <table:table-cell table:style-name="ce1172" office:value-type="date" office:date-value="2021-02-20" calcext:value-type="date">
            <text:p>20-Feb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61]" office:value-type="date" office:date-value="2021-02-25" calcext:value-type="date">
            <text:p>21</text:p>
          </table:table-cell>
          <table:table-cell table:style-name="ce1172" office:value-type="date" office:date-value="2021-02-25" calcext:value-type="date">
            <text:p>25-Feb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62]" office:value-type="date" office:date-value="2021-02-25" calcext:value-type="date">
            <text:p>21</text:p>
          </table:table-cell>
          <table:table-cell table:style-name="ce1172" office:value-type="date" office:date-value="2021-02-25" calcext:value-type="date">
            <text:p>25-Feb</text:p>
          </table:table-cell>
          <table:table-cell table:style-name="ce1177"/>
          <table:table-cell table:style-name="ce1182" table:formula="of:=[.E61]+[.$E$85]" office:value-type="float" office:value="609.776666666666" calcext:value-type="float">
            <text:p>£609.7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63]" office:value-type="date" office:date-value="2021-03-01" calcext:value-type="date">
            <text:p>21</text:p>
          </table:table-cell>
          <table:table-cell table:style-name="ce1172" office:value-type="date" office:date-value="2021-03-01" calcext:value-type="date">
            <text:p>01-Ma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64]" office:value-type="date" office:date-value="2021-03-03" calcext:value-type="date">
            <text:p>21</text:p>
          </table:table-cell>
          <table:table-cell table:style-name="ce1172" office:value-type="date" office:date-value="2021-03-03" calcext:value-type="date">
            <text:p>03-Ma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House Insurance</text:p>
          </table:table-cell>
          <table:table-cell table:style-name="ce1167" table:formula="of:=[.C65]" office:value-type="date" office:date-value="2021-03-03" calcext:value-type="date">
            <text:p>21</text:p>
          </table:table-cell>
          <table:table-cell table:style-name="ce1172" office:value-type="date" office:date-value="2021-03-03" calcext:value-type="date">
            <text:p>03-Mar</text:p>
          </table:table-cell>
          <table:table-cell table:style-name="ce1177" office:value-type="float" office:value="145" calcext:value-type="float">
            <text:p>£145.00</text:p>
          </table:table-cell>
          <table:table-cell table:style-name="ce1182" table:formula="of:=[.E64]-[.D65]" office:value-type="float" office:value="328.776666666666" calcext:value-type="float">
            <text:p>£328.7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7" table:formula="of:=[.C66]" office:value-type="date" office:date-value="2021-03-12" calcext:value-type="date">
            <text:p>21</text:p>
          </table:table-cell>
          <table:table-cell table:style-name="ce1172" office:value-type="date" office:date-value="2021-03-12" calcext:value-type="date">
            <text:p>12-Ma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67]" office:value-type="date" office:date-value="2021-03-20" calcext:value-type="date">
            <text:p>21</text:p>
          </table:table-cell>
          <table:table-cell table:style-name="ce1172" office:value-type="date" office:date-value="2021-03-20" calcext:value-type="date">
            <text:p>20-Ma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7" table:formula="of:=[.C68]" office:value-type="date" office:date-value="2021-03-25" calcext:value-type="date">
            <text:p>21</text:p>
          </table:table-cell>
          <table:table-cell table:style-name="ce1172" office:value-type="date" office:date-value="2021-03-25" calcext:value-type="date">
            <text:p>25-Mar</text:p>
          </table:table-cell>
          <table:table-cell table:style-name="ce1177" office:value-type="float" office:value="163" calcext:value-type="float">
            <text:p>£163.00</text:p>
          </table:table-cell>
          <table:table-cell table:style-name="ce1182" table:formula="of:=[.E67]-[.D68]" office:value-type="float" office:value="118.666666666666" calcext:value-type="float">
            <text:p>£118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7" table:formula="of:=[.C69]" office:value-type="date" office:date-value="2021-03-25" calcext:value-type="date">
            <text:p>21</text:p>
          </table:table-cell>
          <table:table-cell table:style-name="ce1172" office:value-type="date" office:date-value="2021-03-25" calcext:value-type="date">
            <text:p>25-Mar</text:p>
          </table:table-cell>
          <table:table-cell table:style-name="ce1177"/>
          <table:table-cell table:style-name="ce118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ar insurance</text:p>
          </table:table-cell>
          <table:table-cell table:style-name="ce1167" table:formula="of:=[.C70]" office:value-type="date" office:date-value="2021-03-31" calcext:value-type="date">
            <text:p>21</text:p>
          </table:table-cell>
          <table:table-cell table:style-name="ce1172" office:value-type="date" office:date-value="2021-03-31" calcext:value-type="date">
            <text:p>31-Mar</text:p>
          </table:table-cell>
          <table:table-cell table:style-name="ce1177" office:value-type="float" office:value="530" calcext:value-type="float">
            <text:p>£530.00</text:p>
          </table:table-cell>
          <table:table-cell table:style-name="ce118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7" table:formula="of:=[.C71]" office:value-type="date" office:date-value="2021-04-01" calcext:value-type="date">
            <text:p>21</text:p>
          </table:table-cell>
          <table:table-cell table:style-name="ce1172" office:value-type="date" office:date-value="2021-04-01" calcext:value-type="date">
            <text:p>01-Ap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72]" office:value-type="date" office:date-value="2021-04-03" calcext:value-type="date">
            <text:p>21</text:p>
          </table:table-cell>
          <table:table-cell table:style-name="ce1172" office:value-type="date" office:date-value="2021-04-03" calcext:value-type="date">
            <text:p>03-Ap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1]-[.D72]" office:value-type="float" office:value="-77.5566666666671" calcext:value-type="float">
            <text:p>-£77.56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3]" office:value-type="date" office:date-value="2020-04-12" calcext:value-type="date">
            <text:p>20</text:p>
          </table:table-cell>
          <table:table-cell table:style-name="ce1172" office:value-type="date" office:date-value="2020-04-12" calcext:value-type="date">
            <text:p>12-Ap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74]" office:value-type="date" office:date-value="2020-04-20" calcext:value-type="date">
            <text:p>20</text:p>
          </table:table-cell>
          <table:table-cell table:style-name="ce1172" office:value-type="date" office:date-value="2020-04-20" calcext:value-type="date">
            <text:p>20-Ap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3]-[.D74]" office:value-type="float" office:value="-124.666666666667" calcext:value-type="float">
            <text:p>-£124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75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 office:value-type="float" office:value="162" calcext:value-type="float">
            <text:p>£162.00</text:p>
          </table:table-cell>
          <table:table-cell table:style-name="ce1182" table:formula="of:=[.E74]-[.D75]" office:value-type="float" office:value="-286.666666666667" calcext:value-type="float">
            <text:p>-£286.67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76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/>
          <table:table-cell table:style-name="ce1182" table:formula="of:=[.E75]+[.$E$85]" office:value-type="float" office:value="183.11" calcext:value-type="float">
            <text:p>£183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77]" office:value-type="date" office:date-value="2020-05-01" calcext:value-type="date">
            <text:p>20</text:p>
          </table:table-cell>
          <table:table-cell table:style-name="ce1172" office:value-type="date" office:date-value="2020-05-01" calcext:value-type="date">
            <text:p>01-May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6]-[.D77]" office:value-type="float" office:value="147.11" calcext:value-type="float">
            <text:p>£1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78]" office:value-type="date" office:date-value="2020-05-03" calcext:value-type="date">
            <text:p>20</text:p>
          </table:table-cell>
          <table:table-cell table:style-name="ce1172" office:value-type="date" office:date-value="2020-05-03" calcext:value-type="date">
            <text:p>03-May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7]-[.D78]" office:value-type="float" office:value="47.1099999999996" calcext:value-type="float">
            <text:p>£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9]" office:value-type="date" office:date-value="2020-05-12" calcext:value-type="date">
            <text:p>20</text:p>
          </table:table-cell>
          <table:table-cell table:style-name="ce1172" office:value-type="date" office:date-value="2020-05-12" calcext:value-type="date">
            <text:p>12-May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MOT (in car fund)</text:p>
          </table:table-cell>
          <table:table-cell table:style-name="ce1165" table:formula="of:=[.C80]" office:value-type="date" office:date-value="2020-05-17" calcext:value-type="date">
            <text:p>20</text:p>
          </table:table-cell>
          <table:table-cell table:style-name="ce1172" office:value-type="date" office:date-value="2020-05-17" calcext:value-type="date">
            <text:p>17-May</text:p>
          </table:table-cell>
          <table:table-cell table:style-name="ce1177" office:value-type="float" office:value="0" calcext:value-type="float">
            <text:p>£0.00</text:p>
          </table:table-cell>
          <table:table-cell table:style-name="ce118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1]" office:value-type="date" office:date-value="2020-05-20" calcext:value-type="date">
            <text:p>20</text:p>
          </table:table-cell>
          <table:table-cell table:style-name="ce1172" office:value-type="date" office:date-value="2020-05-20" calcext:value-type="date">
            <text:p>20-May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2"/>
          <table:table-cell table:style-name="ce1165"/>
          <table:table-cell table:style-name="ce1172"/>
          <table:table-cell table:style-name="ce1177"/>
          <table:table-cell table:style-name="ce118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1"/>
          <table:table-cell table:style-name="ce1165"/>
          <table:table-cell table:style-name="ce1172"/>
          <table:table-cell table:style-name="ce1177"/>
          <table:table-cell table:style-name="ce1183"/>
          <table:table-cell table:number-columns-repeated="59"/>
        </table:table-row>
        <table:table-row table:style-name="ro1">
          <table:table-cell table:style-name="ce1161"/>
          <table:table-cell table:style-name="ce1169" table:number-columns-repeated="2"/>
          <table:table-cell table:style-name="ce1179"/>
          <table:table-cell table:style-name="ce945"/>
          <table:table-cell table:number-columns-repeated="59"/>
        </table:table-row>
        <table:table-row table:style-name="ro1">
          <table:table-cell table:style-name="ce1163" office:value-type="string" calcext:value-type="string">
            <text:p>Totals</text:p>
          </table:table-cell>
          <table:table-cell table:style-name="ce1170" table:number-columns-repeated="2"/>
          <table:table-cell table:style-name="ce1180" table:formula="of:=SUM([.D2:.D81])" office:value-type="float" office:value="5637.32" calcext:value-type="float">
            <text:p>£5,637.32</text:p>
          </table:table-cell>
          <table:table-cell table:style-name="ce118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45:37.930932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06T07:33:51.940328488</dc:date>
    <meta:print-date>2017-11-13T10:27:50</meta:print-date>
    <meta:generator>LibreOffice/6.3.5.2$Linux_X86_64 LibreOffice_project/30$Build-2</meta:generator>
    <meta:editing-duration>P1DT47M49S</meta:editing-duration>
    <meta:editing-cycles>187</meta:editing-cycles>
    <meta:document-statistic meta:table-count="6" meta:cell-count="1227" meta:object-count="0"/>
  </office:meta>
</office:document-meta>
</file>